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Standard">
      <style:paragraph-properties fo:margin-top="0in" fo:margin-bottom="0.1965in"/>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Text_20_body" style:list-style-name="List_20_1"/>
    <style:style style:name="P90" style:family="paragraph" style:parent-style-name="Text_20_body">
      <style:text-properties fo:color="#000000"/>
    </style:style>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3">
      <style:text-properties fo:color="#000000"/>
    </style:style>
    <style:style style:name="P99" style:family="paragraph" style:parent-style-name="Heading_20_4">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Contents_20_4">
      <style:paragraph-properties>
        <style:tab-stops>
          <style:tab-stop style:position="6.3354in" style:type="right" style:leader-style="dotted" style:leader-text="."/>
        </style:tab-stops>
      </style:paragraph-properties>
    </style:style>
    <style:style style:name="P105"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106" style:family="paragraph" style:parent-style-name="Preformatted_20_Text">
      <style:text-properties fo:color="#0000cc" fo:font-size="10pt" fo:background-color="#e7e7ff" style:font-size-asian="10pt" style:font-size-complex="10pt"/>
    </style:style>
    <style:style style:name="P107" style:family="paragraph" style:parent-style-name="Preformatted_20_Text">
      <style:text-properties fo:color="#0000ff"/>
    </style:style>
    <style:style style:name="P108" style:family="paragraph" style:parent-style-name="Preformatted_20_Text">
      <style:paragraph-properties fo:margin-top="0in" fo:margin-bottom="0.1965in"/>
      <style:text-properties fo:color="#0000ff" fo:font-size="10pt" style:font-size-asian="10pt" style:font-size-complex="10pt"/>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0000ff" fo:font-size="12pt" style:font-size-asian="12pt" style:font-size-complex="12pt"/>
    </style:style>
    <style:style style:name="T26" style:family="text">
      <style:text-properties fo:color="#0000ff" fo:font-size="10pt" style:font-size-asian="10pt" style:font-size-complex="10pt"/>
    </style:style>
    <style:style style:name="T27" style:family="text">
      <style:text-properties fo:color="#cc0000"/>
    </style:style>
    <style:style style:name="T28" style:family="text">
      <style:text-properties fo:color="#cc0000" fo:font-weight="bold"/>
    </style:style>
    <style:style style:name="T29" style:family="text">
      <style:text-properties fo:color="#cc0000" fo:font-size="10pt" style:font-size-asian="10pt" style:font-size-complex="10pt"/>
    </style:style>
    <style:style style:name="T30" style:family="text">
      <style:text-properties fo:color="#0000cc" fo:background-color="#e7e7ff"/>
    </style:style>
    <style:style style:name="T31" style:family="text">
      <style:text-properties fo:color="#02b902"/>
    </style:style>
    <style:style style:name="T32" style:family="text">
      <style:text-properties fo:font-style="italic"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color="#cc0033" fo:font-weight="bold"/>
    </style:style>
    <style:style style:name="T38" style:family="text">
      <style:text-properties fo:color="#9966ff"/>
    </style:style>
    <style:style style:name="T39" style:family="text">
      <style:text-properties fo:color="#ff00cc"/>
    </style:style>
    <style:style style:name="T40" style:family="text">
      <style:text-properties fo:color="#006699" fo:font-weight="bold"/>
    </style:style>
    <style:style style:name="T41" style:family="text">
      <style:text-properties fo:color="#008000"/>
    </style:style>
    <style:style style:name="T42" style:family="text">
      <style:text-properties fo:color="#008000" fo:font-weight="normal" style:font-weight-asian="normal" style:font-weight-complex="normal"/>
    </style:style>
    <style:style style:name="T43" style:family="text">
      <style:text-properties fo:color="#008000" fo:font-weight="bold" style:font-weight-asian="bold" style:font-weight-complex="bold"/>
    </style:style>
    <style:style style:name="T44" style:family="text">
      <style:text-properties fo:color="#008000" fo:font-size="12pt" style:font-size-asian="12pt" style:font-size-complex="12pt"/>
    </style:style>
    <style:style style:name="T45" style:family="text">
      <style:text-properties fo:font-weight="normal" style:font-weight-asian="normal" style:font-weight-complex="normal"/>
    </style:style>
    <style:style style:name="T46" style:family="text">
      <style:text-properties fo:color="#c5000b"/>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background-color="#00ff00"/>
    </style:style>
    <style:style style:name="T50" style:family="text">
      <style:text-properties fo:font-size="10.5pt" style:font-size-asian="10.5pt" style:font-size-complex="10.5pt"/>
    </style:style>
    <style:style style:name="T51" style:family="text">
      <style:text-properties fo:font-size="10.5pt" fo:font-weight="normal" style:font-size-asian="10.5pt" style:font-weight-asian="normal" style:font-size-complex="10.5pt" style:font-weight-complex="normal"/>
    </style:style>
    <style:style style:name="T52" style:family="text">
      <style:text-properties fo:font-size="10.5pt" fo:font-weight="bold" style:font-size-asian="10.5pt" style:font-weight-asian="bold" style:font-size-complex="10.5pt" style:font-weight-complex="bold"/>
    </style:style>
    <style:style style:name="T53" style:family="text">
      <style:text-properties fo:background-color="#e7e7ff"/>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text:bookmark-start text:name="DDE_LINK22"/>1 Preface<text:tab/>6</text:p>
          <text:p text:style-name="P102">1.1 Dedication<text:tab/>6</text:p>
          <text:p text:style-name="P102">1.2 Acknowledgments<text:tab/>6</text:p>
          <text:p text:style-name="P102">1.3 Support Email List<text:tab/>6</text:p>
          <text:p text:style-name="P102">1.4 Recommended Weekly Sequence When Teaching A Class With This Book<text:tab/>6</text:p>
          <text:p text:style-name="P101">2 Introduction<text:tab/>7</text:p>
          <text:p text:style-name="P102">2.1 Patterns And STEM<text:tab/>7</text:p>
          <text:p text:style-name="P101">3 Patterns And Pattern Spaces<text:tab/>8</text:p>
          <text:p text:style-name="P102">3.1 Exploring A Permutation Pattern Space<text:tab/>8</text:p>
          <text:p text:style-name="P103">3.1.1 Generating Permutation Patterns With PermutationsList()<text:tab/>8</text:p>
          <text:p text:style-name="P103">3.1.2 The Permutations() Function And The Enormous Pattern Spaces It Can Work With<text:tab/>12</text:p>
          <text:p text:style-name="P102">3.2 Tools For Moving Through A Pattern Space<text:tab/>14</text:p>
          <text:p text:style-name="P103">3.2.1 Walking Through A Pattern Space With Pencil And Paper<text:tab/>14</text:p>
          <text:p text:style-name="P103">3.2.2 Flying A Spacecraft Through A Pattern Space With A Loop Based Program<text:tab/>15</text:p>
          <text:p text:style-name="P104">3.2.2.1 A Pattern Space Can Quickly Become Too Vast For Even A Computer "Spacecraft" To Traverse<text:tab/>16</text:p>
          <text:p text:style-name="P103">3.2.3 Hyperspace Jumping Through A Pattern Space With Mathematical Formulas And Theorems<text:tab/>18</text:p>
          <text:p text:style-name="P104">3.2.3.1 Beginning The Search For An Integer Summing Jump Point<text:tab/>18</text:p>
          <text:p text:style-name="P104">3.2.3.2 Switching To Mathematical Notation<text:tab/>21</text:p>
          <text:p text:style-name="P103">3.2.4 Formulas And Theorems Are Like Hyperspace Jump Points<text:tab/>25</text:p>
          <text:p text:style-name="P103">3.2.5 The Greek Letter Sigma () Is Used In Mathematical Notation To Represent The Sum Operation<text:tab/>25</text:p>
          <text:p text:style-name="P104">3.2.5.1 Summing Without Applying An Operation<text:tab/>25</text:p>
          <text:p text:style-name="P104">3.2.5.2 Applying An Operation While Summing<text:tab/>27</text:p>
          <text:p text:style-name="P103">3.2.6 Mathematical Notation Was Designed To Relay Complex Ideas With A Minimum Amount Of Writing (Or Typing!)<text:tab/>27</text:p>
          <text:p text:style-name="P104">3.2.6.1 Knowing How To Program Makes Learning Mathematics Easier<text:tab/>28</text:p>
          <text:p text:style-name="P104">3.2.6.2 Using Juxtaposition Notation For Multiplication Instead Of The * Operator In Mathematical Notation<text:tab/>28</text:p>
          <text:p text:style-name="P102">3.3 Exercises<text:tab/>29</text:p>
          <text:p text:style-name="P103">3.3.1 Exercise 1<text:tab/>29</text:p>
          <text:p text:style-name="P103">3.3.2 Exercise 2<text:tab/>30</text:p>
          <text:p text:style-name="P103">3.3.3 Exercise 3<text:tab/>30</text:p>
          <text:p text:style-name="P103">3.3.4 Exercise 4<text:tab/>30</text:p>
          <text:p text:style-name="P103">3.3.5 Exercise 5<text:tab/>32</text:p>
          <text:p text:style-name="P103"><text:soft-page-break/>3.3.6 Exercise 6<text:tab/>32</text:p>
          <text:p text:style-name="P101">4 Number System Patterns (Some Have Big Gaps, Some Have Small Gaps or No Gaps)<text:tab/>33</text:p>
          <text:p text:style-name="P102">4.1 Number Systems Which Have Big Gaps<text:tab/>33</text:p>
          <text:p text:style-name="P103">4.1.1 - The Natural (Or Counting) Numbers<text:tab/>33</text:p>
          <text:p text:style-name="P103">4.1.2 The Integers (Natural Numbers Plus Their Negative Counterparts)<text:tab/>34</text:p>
          <text:p text:style-name="P103">4.1.3 The Big Gaps Which Exist Between Natural Numbers And Integers<text:tab/>35</text:p>
          <text:p text:style-name="P104">4.1.3.1 Zooming Into The Area Between The Integers 0 And 1<text:tab/>35</text:p>
          <text:p text:style-name="P103">4.1.4 Natural Numbers And Integers Are Used When Counting Things (Discrete Mathematics)<text:tab/>36</text:p>
          <text:p text:style-name="P102">4.2 The Rational Numbers, A Number System Which Has Small Gaps<text:tab/>37</text:p>
          <text:p text:style-name="P103">4.2.1 The Rational Number System Contains Equivalents To All The Integers<text:tab/>37</text:p>
          <text:p text:style-name="P103">4.2.2 Zooming Into The Area Between The Rational Numbers 0/1 And 1/1<text:tab/>38</text:p>
          <text:p text:style-name="P103">4.2.3 Going Beyond One Level In The Zoom (All Rational Numbers Have An Infinite Number Of Rational Numbers Between Them)<text:tab/>39</text:p>
          <text:p text:style-name="P103">4.2.4 Irrational Numbers<text:tab/>40</text:p>
          <text:p text:style-name="P102">4.3 The Real Numbers And Decimal Representations<text:tab/>40</text:p>
          <text:p text:style-name="P103">4.3.1 Obtaining Decimal Representations Of Real Numbers With N()<text:tab/>41</text:p>
          <text:p text:style-name="P103">4.3.2 Obtaining Decimal Representations Of Rational Numbers With N()<text:tab/>42</text:p>
          <text:p text:style-name="P103">4.3.3 Obtaining Rational Representations Of Decimal Numbers<text:tab/>43</text:p>
          <text:p text:style-name="P103">4.3.4 Zooming Into The Area Between The Real Numbers 0.0 And 1.0<text:tab/>44</text:p>
          <text:p text:style-name="P103">4.3.5 Going Beyond One Level In The Zoom (All Real Numbers Have An Infinite Number Of Real Numbers Between Them)<text:tab/>45</text:p>
          <text:p text:style-name="P103">4.3.6 Rational Numbers And Real Numbers Are Used When Measuring Things (Continuous Mathematics).<text:tab/>46</text:p>
          <text:p text:style-name="P103">4.3.7 Imaginary Numbers And Complex Numbers<text:tab/>46</text:p>
          <text:p text:style-name="P102">4.4 Exercises<text:tab/>46</text:p>
          <text:p text:style-name="P103">4.4.1 Exercise 1<text:tab/>47</text:p>
          <text:p text:style-name="P103">4.4.2 Exercise 2<text:tab/>47</text:p>
          <text:p text:style-name="P103">4.4.3 Exercise 3<text:tab/>47</text:p>
          <text:p text:style-name="P103">4.4.4 Exercise 4<text:tab/>48</text:p>
          <text:p text:style-name="P103">4.4.5 Exercise 5<text:tab/>48</text:p>
          <text:p text:style-name="P103">4.4.6 Exercise 6<text:tab/>48</text:p>
          <text:p text:style-name="P103">4.4.7 Exercise 7<text:tab/>48</text:p>
          <text:p text:style-name="P101">5 The Modeling And Simulation Of Systems<text:tab/>49</text:p>
          <text:p text:style-name="P101">6 Counting Based Simulations Which Use Probability<text:tab/>50</text:p>
          <text:p text:style-name="P102">6.1 Rules Related To Probability<text:tab/>51</text:p>
          <text:p text:style-name="P102">6.2 The Three Kinds Of Probabilities<text:tab/>52</text:p>
          <text:p text:style-name="P103">6.2.1 Subjective Probability<text:tab/>52</text:p>
          <text:p text:style-name="P103">6.2.2 Theoretical Probability<text:tab/>52</text:p>
          <text:p text:style-name="P104">6.2.2.1 Calculating The Probability That A Single Die Will Come Up 5 <text:soft-page-break/>When Rolled Using Theory<text:tab/>52</text:p>
          <text:p text:style-name="P103">6.2.3 Empirical Probability<text:tab/>55</text:p>
          <text:p text:style-name="P104">6.2.3.1 Determining The Probability That A Single Die Will Come Up 5 When Rolled Using Simulation (And The Law Of Large Numbers)<text:tab/>55</text:p>
          <text:p text:style-name="P103">6.2.4 Histograms<text:tab/>58</text:p>
          <text:p text:style-name="P104">6.2.4.1 Plain Histogram With No Title<text:tab/>58</text:p>
          <text:p text:style-name="P104">6.2.4.2 Adding A Title To A Histogram And The Options Operator (-&gt;)<text:tab/>59</text:p>
          <text:p text:style-name="P104">6.2.4.3 Histogram With Configured Bins<text:tab/>60</text:p>
          <text:p text:style-name="P104">6.2.4.4 Histogram With Two 1's<text:tab/>61</text:p>
          <text:p text:style-name="P104">6.2.4.5 Histogram With Three 5's<text:tab/>62</text:p>
          <text:p text:style-name="P104">6.2.4.6 Histogram With Axes Labels And Data Series Titles<text:tab/>63</text:p>
          <text:p text:style-name="P103">6.2.5 A Histogram Which Shows The Result Of Rolling A Single Simulated Die 1000 Times<text:tab/>64</text:p>
          <text:p text:style-name="P103">6.2.6 A Histogram Which Shows The Result Of Rolling Two Simulated Dice 1000 Times<text:tab/>65</text:p>
          <text:p text:style-name="P102">6.3 Exercises<text:tab/>66</text:p>
          <text:p text:style-name="P103">6.3.1 Exercise 1<text:tab/>67</text:p>
          <text:p text:style-name="P103">6.3.2 Exercise 2<text:tab/>67</text:p>
          <text:p text:style-name="P103">6.3.3 Exercise 3<text:tab/>67</text:p>
          <text:p text:style-name="P103">6.3.4 Exercise 4<text:tab/>67</text:p>
          <text:p text:style-name="P103">6.3.5 Exercise 5<text:tab/>67</text:p>
          <text:p text:style-name="P103">6.3.6 Exercise 6<text:tab/>68</text:p>
          <text:p text:style-name="P103">6.3.7 Exercise 7<text:tab/>68</text:p>
          <text:p text:style-name="P103">6.3.8 Exercise 8<text:tab/>68</text:p>
          <text:p text:style-name="P103">6.3.9 Exercise 9<text:tab/>68</text:p>
          <text:p text:style-name="P101">7 Monte Carlo Simulations<text:tab/>69</text:p>
          <text:p text:style-name="P102">7.1 The Three Doors Game<text:tab/>71</text:p>
          <text:p text:style-name="P102">7.2 In A Room Full Of People, What Is The Probability That At Least Two Will Have The Same Birthday?<text:tab/>72</text:p>
          <text:p text:style-name="P102">7.3 What Is The Probability Of A Family With Four Children Having Exactly Three Boys?<text:tab/>74</text:p>
          <text:p text:style-name="P102">7.4 What Is The Probability Of Having Three Or More Hits In Five Basketball Free throws?<text:tab/>76</text:p>
          <text:p text:style-name="P102">7.5 Shooting At A Target<text:tab/>79</text:p>
          <text:p text:style-name="P102">7.6 Two Stacks Of 10 Pennies<text:tab/>81</text:p>
          <text:p text:style-name="P102">7.7 Vending Machine Simulation<text:tab/>82</text:p>
          <text:p text:style-name="P102">7.8 Card Game Simulations<text:tab/>86</text:p>
          <text:p text:style-name="P103">7.8.1 The Probability Of Obtaining A Hand With Two Of A Kind In Cards<text:tab/>86</text:p>
          <text:p text:style-name="P102">7.9 The Probability Of Obtaining Two Pairs Vs. Three Of A Kind In Cards<text:tab/>88</text:p>
          <text:p text:style-name="P102">7.10 A Random Walk Simulation<text:tab/>89</text:p>
          <text:p text:style-name="P102">7.11 Exercises<text:tab/>91</text:p>
          <text:p text:style-name="P103">7.11.1 Exercise 1<text:tab/>92</text:p>
          <text:p text:style-name="P103"><text:soft-page-break/>7.11.2 Exercise 2<text:tab/>92</text:p>
          <text:p text:style-name="P103">7.11.3 Exercise 3<text:tab/>92</text:p>
          <text:p text:style-name="P103">7.11.4 Exercise 4<text:tab/>92</text:p>
          <text:p text:style-name="P103">7.11.5 Exercise 5<text:tab/>92</text:p>
          <text:p text:style-name="P103">7.11.6 Exercise 6 (extra credit)<text:tab/>92</text:p>
          <text:p text:style-name="P101">8 Mathematical Formulas, Mathematical Functions, And Static Plotting<text:tab/>94</text:p>
          <text:p text:style-name="P102">8.1 Applied Mathematics And Formulas<text:tab/>94</text:p>
          <text:p text:style-name="P102">8.2 Reconfiguring Jump Points With The == Operator And The Solve() Function<text:tab/>95</text:p>
          <text:p text:style-name="P102">8.3 Turning A Formula Into An Explicit Function, Independent And Dependent Variables<text:tab/>97</text:p>
          <text:p text:style-name="P102">8.4 The Domain And Range Of A Function<text:tab/>98</text:p>
          <text:p text:style-name="P102">8.5 Plotting A Function (Obtaining A Graphic "Map" Of A Function's Pattern Space)<text:tab/>99</text:p>
          <text:p text:style-name="P103">8.5.1 Generating 11 Points With A ForEach Loop And Plotting Them With ScatterPlot()<text:tab/>100</text:p>
          <text:p text:style-name="P103">8.5.2 Analyzing The Plotted Points With Cross Hairs And Mouse Pointer Hovering<text:tab/>102</text:p>
          <text:p text:style-name="P103">8.5.3 Generating 11 Points With Table() And Plotting Them With ScatterPlot()<text:tab/>102</text:p>
          <text:p text:style-name="P103">8.5.4 Generating More Accurate Plots With Table() And ScatterPlot()<text:tab/>104</text:p>
          <text:p text:style-name="P103">8.5.5 Generating Points With Plot2D But Not Plotting Them<text:tab/>106</text:p>
          <text:p text:style-name="P103">8.5.6 Plotting A Function With Plot2D()<text:tab/>107</text:p>
          <text:p text:style-name="P103">8.5.7 Calculating The Rate Of Change Of The Function f(t) = 55t (Rise Over Run, Slope)<text:tab/>109</text:p>
          <text:p text:style-name="P104">8.5.7.1 Calculating The Slope Using Two Adjacent Points<text:tab/>110</text:p>
          <text:p text:style-name="P104">8.5.7.2 Calculating The Slope Using Two Points Which Are Not Adjacent<text:tab/>111</text:p>
          <text:p text:style-name="P104">8.5.7.3 Using Randomly Selected Points To Calculate The Slope<text:tab/>112</text:p>
          <text:p text:style-name="P102">8.6 Exercises<text:tab/>115</text:p>
          <text:p text:style-name="P103">8.6.1 Exercise 1<text:tab/>115</text:p>
          <text:p text:style-name="P101">9 Introduction To The GeoGebra Plugin, A Dynamic Mathematics Application<text:tab/>116</text:p>
          <text:p text:style-name="P102">9.1 An Overview Of The GeoGebra GUI<text:tab/>116</text:p>
          <text:p text:style-name="P102">9.2 Adding Some Points And Lines To The Drawing Pad<text:tab/>118</text:p>
          <text:p text:style-name="P101">10 Categorizing, Interacting With, And Solving Equations<text:tab/>129</text:p>
          <text:p text:style-name="P102">10.1 Exercises<text:tab/>129</text:p>
          <text:p text:style-name="P103">10.1.1 Exercise 1<text:tab/>129</text:p>
          <text:p text:style-name="P101">11 Distance, Speed, And Acceleration<text:tab/>130</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7319846"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text:p>
          <text:p text:style-name="P89"/>
        </text:list-item>
      </text:list>
      <text:h text:style-name="P96" text:outline-level="1">Introduction</text:h>
      <text:p text:style-name="P7">In the book <text:span text:style-name="T3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9302316"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1">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7">:=</text:span> <text:span text:style-name="T38">PermutationsList</text:span><text:span text:style-name="T5">({</text:span>a,b,c,d,e,f,g,h<text:span text:style-name="T5">})</text:span>;</text:p>
      <text:p text:style-name="P46"/>
      <text:p text:style-name="P46">numberOfPatterns <text:span text:style-name="T37">:=</text:span> <text:span text:style-name="T7">0</text:span>;</text:p>
      <text:p text:style-name="P46"/>
      <text:p text:style-name="P46"><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9">"Number of patterns: "</text:span>, numberOfPatterns<text:span text:style-name="T5">)</text:span>;</text:p>
      <text:p text:style-name="P46"/>
      <text:p text:style-name="P39">%/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31">Side Effects:</text:span></text:p>
      <text:p text:style-name="P46"><text:s text:c="6"/>Number of patterns: 40320</text:p>
      <text:p text:style-name="P35">. <text:s text:c="2"/>%/output</text:p>
      <text:p text:style-name="P35"/>
      <text:p text:style-name="P49">Note, we could also count the number of patterns with less code by letting the <text:soft-page-break/><text:span text:style-name="T6">Length()</text:span> function do the looping for us:</text:p>
      <text:p text:style-name="P39"/>
      <text:p text:style-name="P39">%mathpiper,title=""</text:p>
      <text:p text:style-name="P46"/>
      <text:p text:style-name="P46">patterns <text:span text:style-name="T37">:=</text:span> <text:span text:style-name="T38">PermutationsList</text:span><text:span text:style-name="T5">({</text:span>a,b,c,d,e,f,g,h<text:span text:style-name="T5">})</text:span>;</text:p>
      <text:p text:style-name="P46"/>
      <text:p text:style-name="P46"><text:span text:style-name="T40">Length</text:span><text:span text:style-name="T5">(</text:span>patterns<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40320</text:p>
      <text:p text:style-name="P46">. <text:s text:c="2"/><text:span text:style-name="T20">%/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7">:=</text:span> <text:span text:style-name="T19">Time</text:span><text:span text:style-name="T5">()</text:span> patterns <text:span text:style-name="T37">:= </text:span><text:span text:style-name="T38">PermutationsList</text:span><text:span text:style-name="T5">({</text:span>a,b,c,d,e,f,g,h<text:span text:style-name="T5">})</text:span>;</text:p>
      <text:p text:style-name="P46"/>
      <text:p text:style-name="P46">numberOfPatterns <text:span text:style-name="T37">:=</text:span> <text:span text:style-name="T7">0</text:span>;</text:p>
      <text:p text:style-name="P46"/>
      <text:p text:style-name="P46">countingTime <text:span text:style-name="T37">:=</text:span> <text:span text:style-name="T19">Time</text:span><text:span text:style-name="T5">()</text:span> <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9">"Number of patterns: "</text:span>, numberOfPatterns<text:span text:style-name="T5">)</text:span>;</text:p>
      <text:p text:style-name="P46"/>
      <text:p text:style-name="P46"><text:span text:style-name="T19">Echo</text:span><text:span text:style-name="T5">(</text:span><text:span text:style-name="T39">"Pattern generation time: "</text:span>, patternGenerationTime, <text:span text:style-name="T39">"seconds."</text:span><text:span text:style-name="T5">)</text:span>;</text:p>
      <text:p text:style-name="P46"/>
      <text:p text:style-name="P46"><text:span text:style-name="T19">Echo</text:span><text:span text:style-name="T5">(</text:span><text:span text:style-name="T39">"Counting time: "</text:span>, countingTime, <text:span text:style-name="T39">"seconds."</text:span><text:span text:style-name="T5">)</text:span>;</text:p>
      <text:p text:style-name="P46"/>
      <text:p text:style-name="P46"><text:span text:style-name="T19">Echo</text:span><text:span text:style-name="T5">(</text:span><text:span text:style-name="T39">"Total Time: "</text:span>, patternGenerationTime <text:span text:style-name="T5">+</text:span> countingTime, <text:span text:style-name="T39">"seconds."</text:span><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31">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0">%/output</text:span></text:p>
      <text:p text:style-name="P46"/>
      <text:p text:style-name="Text_20_body"><text:soft-page-break/>Unfortunately, you will find that if you increase the number of letters to permute to <text:span text:style-name="T6">9 or higher</text:span>, the <text:span text:style-name="T6">pattern space</text:span><text:span text:style-name="T45">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text:soft-page-break/>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9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ext:soft-page-break/>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text:soft-page-break/></text:p>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3">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7">:=</text:span> <text:span text:style-name="T7">0</text:span>;</text:p>
      <text:p text:style-name="P46"/>
      <text:p text:style-name="P27">index <text:span text:style-name="T37">:=</text:span> <text:span text:style-name="T7">1</text:span>;</text:p>
      <text:p text:style-name="P46"/>
      <text:p text:style-name="P27">runTime <text:span text:style-name="T37">:=</text:span> <text:span text:style-name="T19">Time</text:span><text:span text:style-name="T5">()</text:span> <text:span text:style-name="T40">While</text:span><text:span text:style-name="T5">(</text:span>index <text:span text:style-name="T5">&lt;=</text:span> <text:span text:style-name="T7">100</text:span><text:span text:style-name="T5">)</text:span></text:p>
      <text:p text:style-name="P27">[</text:p>
      <text:p text:style-name="P27"><text:s text:c="4"/>sum <text:span text:style-name="T37">:=</text:span> sum <text:span text:style-name="T5">+</text:span> index;</text:p>
      <text:p text:style-name="P27"><text:s text:c="4"/></text:p>
      <text:p text:style-name="P27"><text:s text:c="4"/>index<text:span text:style-name="T5">++</text:span>;</text:p>
      <text:p text:style-name="P27">];</text:p>
      <text:p text:style-name="P46"/>
      <text:p text:style-name="P27"><text:span text:style-name="T19">Echo</text:span><text:span text:style-name="T5">(</text:span><text:span text:style-name="T39">"Sum: "</text:span>, sum<text:span text:style-name="T5">)</text:span>;</text:p>
      <text:p text:style-name="P46"/>
      <text:p text:style-name="P27"><text:span text:style-name="T19">Echo</text:span><text:span text:style-name="T5">(</text:span><text:span text:style-name="T39">"Run time: "</text:span>, runTime<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Sum: 5050 </text:p>
      <text:p text:style-name="P27"><text:s text:c="6"/>Run time: 0.006013</text:p>
      <text:p text:style-name="P65">. <text:s text:c="2"/>%/output</text:p>
      <text:p text:style-name="P36"/>
      <text:p text:style-name="Text_20_body">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6">/*minutes*/</text:span> * 60 <text:span text:style-name="T46">/*seconds per minute*/</text:span> )/runTime <text:span text:style-name="T46">/*seconds*/</text:span>);<text:bookmark-end text:name="DDE_LINK7"/></text:p>
      <text:p text:style-name="P32"><text:soft-page-break/>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8">sumOfIntegers</text:span><text:span text:style-name="T5">(</text:span>highestInteger<text:span text:style-name="T5">)</text:span> <text:span text:style-name="T37">:=</text:span> </text:p>
      <text:p text:style-name="P27">[</text:p>
      <text:p text:style-name="P27"><text:s text:c="4"/><text:span text:style-name="T40">Local</text:span><text:span text:style-name="T5">(</text:span>sum, index<text:span text:style-name="T5">)</text:span>;</text:p>
      <text:p text:style-name="P27"><text:s text:c="4"/></text:p>
      <text:p text:style-name="P27"><text:s text:c="4"/>sum <text:span text:style-name="T37">:=</text:span> <text:span text:style-name="T7">0</text:span>;</text:p>
      <text:p text:style-name="P27"><text:s text:c="4"/></text:p>
      <text:p text:style-name="P27"><text:s text:c="4"/>index <text:span text:style-name="T37">:=</text:span> <text:span text:style-name="T7">1</text:span>;</text:p>
      <text:p text:style-name="P27"><text:s text:c="4"/></text:p>
      <text:p text:style-name="P27"><text:s text:c="4"/><text:span text:style-name="T40">While</text:span><text:span text:style-name="T5">(</text:span>index <text:span text:style-name="T5">&lt;=</text:span> highestInteger<text:span text:style-name="T5">)</text:span></text:p>
      <text:p text:style-name="P27"><text:s text:c="4"/>[</text:p>
      <text:p text:style-name="P27"><text:s text:c="8"/>sum <text:span text:style-name="T37">:=</text:span> sum <text:span text:style-name="T5">+</text:span> index;</text:p>
      <text:p text:style-name="P27"><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2">%/mathpiper</text:p>
      <text:p text:style-name="P62"><text:soft-page-break/></text:p>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7">:=</text:span> <text:span text:style-name="T19">Time</text:span><text:span text:style-name="T5">()</text:span> sum <text:span text:style-name="T37">:=</text:span> <text:span text:style-name="T38">sumOfIntegers</text:span><text:span text:style-name="T5">(</text:span>highNumber<text:span text:style-name="T5">)</text:span>;</text:p>
      <text:p text:style-name="P27"><text:s text:c="4"/></text:p>
      <text:p text:style-name="P27"><text:s text:c="4"/><text:span text:style-name="T19">Echo</text:span><text:span text:style-name="T5">(</text:span><text:span text:style-name="T39">"High number: "</text:span>, highNumber<text:span text:style-name="T5">)</text:span>;</text:p>
      <text:p text:style-name="P27"><text:s text:c="4"/></text:p>
      <text:p text:style-name="P27"><text:s text:c="4"/><text:span text:style-name="T19">Echo</text:span><text:span text:style-name="T5">(</text:span><text:span text:style-name="T39">"Sum: "</text:span>, sum<text:span text:style-name="T5">)</text:span>;</text:p>
      <text:p text:style-name="P27"><text:s text:c="4"/></text:p>
      <text:p text:style-name="P27"><text:s text:c="4"/><text:span text:style-name="T19">Echo</text:span><text:span text:style-name="T5">(</text:span><text:span text:style-name="T39">"Run time: "</text:span>, runTime, <text:span text:style-name="T39">"seconds."</text:span><text:span text:style-name="T5">)</text:span>;</text:p>
      <text:p text:style-name="P27"><text:s text:c="4"/></text:p>
      <text:p text:style-name="P27"><text:s text:c="4"/><text:span text:style-name="T19">NewLine</text:span><text:span text:style-name="T5">()</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text:soft-page-break/>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7">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5">George Pólya</text:span><text:span text:style-name="T5"> </text:span><text:span text:style-name="T45">was a mathematician who developed a set of principles for solving problems. <text:s/></text:span>One of the ways he devised for solving a <text:span text:style-name="T45">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text:soft-page-break/>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text:soft-page-break/></text:p>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ext:soft-page-break/>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soft-page-break/></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text:soft-page-break/></text:p>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text:soft-page-break/>%mathpiper,title=""</text:p>
      <text:p text:style-name="P46"/>
      <text:p text:style-name="P27"><text:span text:style-name="T38">fastSumOfIntegers</text:span><text:span text:style-name="T5">(</text:span>n<text:span text:style-name="T5">)</text:span> <text:span text:style-name="T37">:=</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7">:=</text:span> <text:span text:style-name="T19">Time</text:span><text:span text:style-name="T5">()</text:span> sum <text:span text:style-name="T37">:=</text:span> <text:span text:style-name="T38">fastSumOfIntegers</text:span><text:span text:style-name="T5">(</text:span>highNumber<text:span text:style-name="T5">)</text:span>;</text:p>
      <text:p text:style-name="P27"><text:s text:c="4"/></text:p>
      <text:p text:style-name="P27"><text:s text:c="4"/><text:span text:style-name="T19">Echo</text:span><text:span text:style-name="T5">(</text:span><text:span text:style-name="T39">"High number: "</text:span>, highNumber<text:span text:style-name="T5">)</text:span>;</text:p>
      <text:p text:style-name="P27"><text:s text:c="4"/></text:p>
      <text:p text:style-name="P27"><text:s text:c="4"/><text:span text:style-name="T19">Echo</text:span><text:span text:style-name="T5">(</text:span><text:span text:style-name="T39">"Sum: "</text:span>, sum<text:span text:style-name="T5">)</text:span>;</text:p>
      <text:p text:style-name="P27"><text:s text:c="4"/></text:p>
      <text:p text:style-name="P27"><text:s text:c="4"/><text:span text:style-name="T19">Echo</text:span><text:span text:style-name="T5">(</text:span><text:span text:style-name="T39">"Run time: "</text:span>, runTime, <text:span text:style-name="T39">"seconds."</text:span><text:span text:style-name="T5">)</text:span>;</text:p>
      <text:p text:style-name="P27"><text:s text:c="4"/></text:p>
      <text:p text:style-name="P27"><text:s text:c="4"/><text:span text:style-name="T19">NewLine</text:span><text:span text:style-name="T5">()</text:span>;</text:p>
      <text:p text:style-name="P27">];</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oft-page-break/><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4"><text:span text:style-name="T30">. <text:s text:c="2"/></text:span><text:span text:style-name="T21">%/output</text:span></text:p>
      <text:p text:style-name="Text_20_body">As the timed results of this program indicate, the mathematical expression<draw:frame draw:style-name="fr5" draw:name="Object19" text:anchor-type="as-char" svg:width="0.989in" svg:height="0.2008in" draw:z-index="9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9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text:soft-page-break/>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7">:=</text:span> <text:span text:style-name="T7">0</text:span>;</text:p>
      <text:p text:style-name="P46"/>
      <text:p text:style-name="P27">x <text:span text:style-name="T37">:=</text:span> 1;</text:p>
      <text:p text:style-name="P46"/>
      <text:p text:style-name="P27"><text:span text:style-name="T40">While</text:span><text:span text:style-name="T5">(</text:span>x <text:span text:style-name="T5">&lt;=</text:span> 3<text:span text:style-name="T5">)</text:span></text:p>
      <text:p text:style-name="P27">[</text:p>
      <text:p text:style-name="P27"><text:s text:c="4"/>sum <text:span text:style-name="T37">:=</text:span> sum <text:span text:style-name="T5">+</text:span> <text:span text:style-name="T49">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6</text:p>
      <text:p text:style-name="P65">.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7">:=</text:span> <text:span text:style-name="T7">0</text:span>;</text:p>
      <text:p text:style-name="P46"/>
      <text:p text:style-name="P27">x <text:span text:style-name="T37">:=</text:span> 1;</text:p>
      <text:p text:style-name="P46"/>
      <text:p text:style-name="P27"><text:span text:style-name="T40">While</text:span><text:span text:style-name="T5">(</text:span>x <text:span text:style-name="T5">&lt;=</text:span> 3<text:span text:style-name="T5">)</text:span></text:p>
      <text:p text:style-name="P27">[</text:p>
      <text:p text:style-name="P27"><text:s text:c="4"/>sum <text:span text:style-name="T37">:=</text:span> sum <text:span text:style-name="T5">+</text:span> <text:span text:style-name="T49">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12</text:p>
      <text:p text:style-name="P64">. <text:s text:c="2"/><text:span text:style-name="T20">%/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text:soft-page-break/>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10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ext:soft-page-break/>
          <table:table-row>
            <table:table-cell table:style-name="Table10.A1" office:value-type="string">
              <text:p text:style-name="P81"><draw:frame draw:style-name="fr5" draw:name="Object30" text:anchor-type="as-char" svg:width="2.4118in" svg:height="0.7839in" draw:z-index="10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text:soft-page-break/>{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text:soft-page-break/>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
      <text:p text:style-name="P39">%mathpiper,title=""</text:p>
      <text:p text:style-name="P46"/>
      <text:p text:style-name="P27">cat <text:span text:style-name="T37">:=</text:span> <text:span text:style-name="T19">FillList</text:span><text:span text:style-name="T5">(</text:span>kit,<text:span text:style-name="T7">7</text:span><text:span text:style-name="T5">)</text:span>;</text:p>
      <text:p text:style-name="P46"/>
      <text:p text:style-name="P27">sack <text:span text:style-name="T37">:=</text:span> <text:span text:style-name="T19">FillList</text:span><text:span text:style-name="T5">(</text:span>cat,<text:span text:style-name="T7">7</text:span><text:span text:style-name="T5">)</text:span>;</text:p>
      <text:p text:style-name="P46"/>
      <text:p text:style-name="P27">wife <text:span text:style-name="T37">:=</text:span> <text:span text:style-name="T19">FillList</text:span><text:span text:style-name="T5">(</text:span>sack,<text:span text:style-name="T7">7</text:span><text:span text:style-name="T5">)</text:span>;</text:p>
      <text:p text:style-name="P46"/>
      <text:p text:style-name="P27">man <text:span text:style-name="T37">:=</text:span> <text:span text:style-name="T19">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text:soft-page-break/>%mathpiper</text:p>
      <text:p text:style-name="P46"/>
      <text:p text:style-name="P27"><text:span text:style-name="T19">ForEach</text:span><text:span text:style-name="T5">(</text:span>wife, man<text:span text:style-name="T5">)</text:span></text:p>
      <text:p text:style-name="P27">[</text:p>
      <text:p text:style-name="P27"><text:s text:c="4"/><text:span text:style-name="T19">Echo</text:span><text:span text:style-name="T5">(</text:span><text:span text:style-name="T39">"Wife"</text:span><text:span text:style-name="T5">)</text:span>;</text:p>
      <text:p text:style-name="P27"><text:s text:c="4"/></text:p>
      <text:p text:style-name="P27"><text:s text:c="4"/><text:span text:style-name="T19">ForEach</text:span><text:span text:style-name="T5">(</text:span>sack, wife<text:span text:style-name="T5">)</text:span></text:p>
      <text:p text:style-name="P27"><text:s text:c="4"/>[</text:p>
      <text:p text:style-name="P27"><text:s text:c="8"/><text:span text:style-name="T19">Echo</text:span><text:span text:style-name="T5">(</text:span><text:span text:style-name="T39">" <text:s text:c="2"/>Sack"</text:span><text:span text:style-name="T5">)</text:span>;</text:p>
      <text:p text:style-name="P27"><text:s text:c="8"/></text:p>
      <text:p text:style-name="P27"><text:s text:c="8"/><text:span text:style-name="T19">ForEach</text:span><text:span text:style-name="T5">(</text:span>cat, sack<text:span text:style-name="T5">)</text:span></text:p>
      <text:p text:style-name="P27"><text:s text:c="8"/>[</text:p>
      <text:p text:style-name="P27"><text:s text:c="12"/><text:span text:style-name="T19">Echo</text:span><text:span text:style-name="T5">(</text:span><text:span text:style-name="T39">" <text:s text:c="6"/>Cat"</text:span><text:span text:style-name="T5">)</text:span>;</text:p>
      <text:p text:style-name="P27"><text:s text:c="12"/></text:p>
      <text:p text:style-name="P27"><text:s text:c="12"/><text:span text:style-name="T19">Space</text:span><text:span text:style-name="T5">(</text:span><text:span text:style-name="T7">12</text:span><text:span text:style-name="T5">)</text:span>;</text:p>
      <text:p text:style-name="P27"><text:s text:c="12"/></text:p>
      <text:p text:style-name="P27"><text:s text:c="12"/><text:span text:style-name="T19">ForEach</text:span><text:span text:style-name="T5">(</text:span>kit, cat<text:span text:style-name="T5">)</text:span></text:p>
      <text:p text:style-name="P27"><text:s text:c="12"/>[</text:p>
      <text:p text:style-name="P27"><text:s text:c="16"/><text:span text:style-name="T40">Write</text:span><text:span text:style-name="T5">(</text:span>kit,,<text:span text:style-name="T5">)</text:span>;</text:p>
      <text:p text:style-name="P27"><text:s text:c="12"/></text:p>
      <text:p text:style-name="P27"><text:s text:c="12"/>];</text:p>
      <text:p text:style-name="P27"><text:s text:c="12"/><text:span text:style-name="T19">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2">%/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5">"</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106"><draw:object xlink:href="./Object 36" xlink:type="simple" xlink:show="embed" xlink:actuate="onLoad"/><draw:image xlink:href="./ObjectReplacements/Object 36" xlink:type="simple" xlink:show="embed" xlink:actuate="onLoad"/></draw:frame>is the symbol which is used to represent the <text:soft-page-break/><text:span text:style-name="T45">integers and it stands for the German word "Zahlen" which means "numbers". <text:s text:c="2"/></text:span><text:span text:style-name="T4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1">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1"><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93"><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P60">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1">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1">21/50 <text:s text:c="2"/>11/25 <text:s text:c="2"/>23/50 <text:s text:c="2"/>12/25 <text:s text:c="2"/>1/2 <text:s text:c="2"/>13/25 <text:s text:c="2"/>27/50 <text:s text:c="2"/>14/25 <text:s text:c="2"/>29/50 <text:s text:c="2"/>3/5 <text:s text:c="2"/></text:span><text:soft-page-break/><text:span text:style-name="T41">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3">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9">|</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oft-page-break/><text:s text:c="44"/><text:span text:style-name="T9">|</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7"><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text:soft-page-break/>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1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1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text:soft-page-break/>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1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17"><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text:soft-page-break/></text:p>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5"> and they have </text:span><text:span text:style-name="T6">finite decimal expansions</text:span><text:span text:style-name="T45">.</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11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19"><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8"><text:span text:style-name="T15">2) </text:span><text:span text:style-name="T14">Irrational numbers</text:span><text:span text:style-name="T15"> like</text:span><text:span text:style-name="T15"><draw:frame draw:style-name="fr5" draw:name="Object71" text:anchor-type="as-char" svg:width="0.2693in" svg:height="0.2161in" draw:z-index="120"><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text:soft-page-break/>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3">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text:soft-page-break/>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text:soft-page-break/>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text:soft-page-break/>%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7">:=</text:span> <text:span text:style-name="T7">0</text:span>;</text:p>
      <text:p text:style-name="P46"/>
      <text:p text:style-name="P27"><text:span text:style-name="T40">While</text:span><text:span text:style-name="T5">(</text:span>outerMostLoopCounter <text:span text:style-name="T5">&lt;=</text:span> <text:span text:style-name="T7">5</text:span><text:span text:style-name="T5">)</text:span></text:p>
      <text:p text:style-name="P27">[</text:p>
      <text:p text:style-name="P27"><text:s text:c="3"/>middleLoopCounter <text:span text:style-name="T37">:=</text:span> <text:span text:style-name="T7">0</text:span>;</text:p>
      <text:p text:style-name="P27"><text:s text:c="4"/></text:p>
      <text:p text:style-name="P27"><text:s text:c="3"/><text:span text:style-name="T40">While</text:span><text:span text:style-name="T5">(</text:span>middleLoopCounter <text:span text:style-name="T5">&lt;=</text:span> 7<text:span text:style-name="T5">)</text:span></text:p>
      <text:p text:style-name="P27"><text:s text:c="3"/>[</text:p>
      <text:p text:style-name="P27"><text:s text:c="6"/>innerMostLoopCounter <text:span text:style-name="T37">:=</text:span> <text:span text:style-name="T7">0</text:span>;</text:p>
      <text:p text:style-name="P27"><text:s text:c="7"/></text:p>
      <text:p text:style-name="P27"><text:s text:c="6"/><text:span text:style-name="T40">While</text:span><text:span text:style-name="T5">(</text:span>innerMostLoopCounter <text:span text:style-name="T5">&lt;=</text:span> <text:span text:style-name="T7">3</text:span><text:span text:style-name="T5">)</text:span></text:p>
      <text:p text:style-name="P27"><text:s text:c="6"/>[</text:p>
      <text:p text:style-name="P27"><text:s text:c="9"/><text:span text:style-name="T27">//How many times does this Echo() function get called?</text:span></text:p>
      <text:p text:style-name="P27"><text:s text:c="9"/><text:span text:style-name="T19">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text:soft-page-break/>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7325796" text:style-name="L1">
        <text:list-header>
          <text:p text:style-name="P92"><text:span text:style-name="Strong_20_Emphasis"><text:span text:style-name="T22">System</text:span></text:span><text:span text:style-name="T50"> <text:s/>A system exists and operates in time and space. A </text:span><text:span text:style-name="T51">system</text:span><text:span text:style-name="T50"> is understood to be an entity which maintains its existence through the interaction of its parts. </text:span></text:p>
          <text:p text:style-name="P92"><text:span text:style-name="Strong_20_Emphasis"><text:span text:style-name="T22">Model</text:span></text:span><text:span text:style-name="T50"> <text:s/>A model is a </text:span><text:span text:style-name="T51">simplified representation</text:span><text:span text:style-name="T50"> of a system at some particular point in time or space intended to promote understanding of the real system. A </text:span><text:span text:style-name="T52">model</text:span><text:span text:style-name="T50"> is a simplified representation of the actual system intended to promote understanding. Whether a model is a good model or not depends on the extent to which it promotes understanding. Since </text:span><text:span text:style-name="T52">all models are simplifications of reality</text:span><text:span text:style-name="T50"> there is always a </text:span><text:span text:style-name="T52">trade-off</text:span><text:span text:style-name="T50"> as to what </text:span><text:span text:style-name="T52">level of detail</text:span><text:span text:style-name="T50"> is included in the model. If </text:span><text:span text:style-name="T52">too little detail</text:span><text:span text:style-name="T50"> is included in the model one runs the </text:span><text:span text:style-name="T51">risk</text:span><text:span text:style-name="T50"> of </text:span><text:span text:style-name="T52">missing relevant interactions</text:span><text:span text:style-name="T50"> and the resultant model does not promote understanding. If </text:span><text:span text:style-name="T52">too much detail</text:span><text:span text:style-name="T50">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2">Simulation</text:span></text:span><text:span text:style-name="T50">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2">simulation</text:span><text:span text:style-name="T50"> generally refers to a </text:span><text:span text:style-name="T52">computerized version of the model</text:span><text:span text:style-name="T50"> which is </text:span><text:span text:style-name="T52">run over time</text:span><text:span text:style-name="T50"> to </text:span><text:span text:style-name="T52">study the implications of the defined interactions</text:span><text:span text:style-name="T50">. Simulations are generally iterative in there development. One develops a model, simulates it, learns from the simulation, revises the model, and continues the iterations until an adequate level of understanding is developed. </text:span></text:p>
        </text:list-header>
      </text:list>
      <text:p text:style-name="P80"><text:span text:style-name="T45">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couple of sections we are going to use<text:span text:style-name="T45"> </text:span><text:span text:style-name="T6">integers</text:span><text:span text:style-name="T45"> to model </text:span><text:span text:style-name="T6">counting-oriented (or discrete)</text:span><text:span text:style-name="T45"> systems. <text:s/>After that, we will use </text:span><text:span text:style-name="T6">rational and real numbers</text:span><text:span text:style-name="T45"> to model </text:span><text:span text:style-name="T6">measurement-oriented (or continuous)</text:span><text:span text:style-name="T45">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7">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5">Before we can experiment with discrete simulations, we first need to discuss the concept of </text:span><text:span text:style-name="T6">probability</text:span><text:span text:style-name="T45">. Probability is the likelihood of a particular event occurring and a probability is </text:span><text:span text:style-name="T6">represented</text:span><text:span text:style-name="T45"> by a </text:span><text:span text:style-name="T6">decimal number</text:span><text:span text:style-name="T45"> between </text:span><text:span text:style-name="T6">0 and 1</text:span><text:span text:style-name="T45">. <text:s/>An </text:span><text:span text:style-name="T6">equivalent</text:span><text:span text:style-name="T45"> way to represent probabilities is with </text:span><text:span text:style-name="T6">change notation</text:span><text:span text:style-name="T45"> which consists of a probability that has been </text:span><text:span text:style-name="T6">multiplied by 100</text:span><text:span text:style-name="T45"> followed by a </text:span><text:span text:style-name="T6">%</text:span><text:span text:style-name="T45"> sign. <text:s/>As an example, the following program produces a table which contains 10 probabilities and their respective chances:</text:span></text:p>
      <text:p text:style-name="P40"/>
      <text:p text:style-name="P39">%mathpiper</text:p>
      <text:p text:style-name="P46"/>
      <text:p text:style-name="P27"><text:span text:style-name="T38">Repeat</text:span><text:span text:style-name="T5">(</text:span><text:span text:style-name="T7">10</text:span><text:span text:style-name="T5">)</text:span></text:p>
      <text:p text:style-name="P27">[</text:p>
      <text:p text:style-name="P27"><text:s text:c="4"/>probability <text:span text:style-name="T37">:=</text:span> <text:span text:style-name="T19">N</text:span><text:span text:style-name="T5">(</text:span><text:span text:style-name="T19">Random</text:span><text:span text:style-name="T5">()</text:span>,<text:span text:style-name="T7">2</text:span><text:span text:style-name="T5">)</text:span>;</text:p>
      <text:p text:style-name="P27"><text:s text:c="4"/></text:p>
      <text:p text:style-name="P27"><text:s text:c="4"/>percent <text:span text:style-name="T37">:=</text:span> <text:span text:style-name="T19">N</text:span><text:span text:style-name="T5">(</text:span><text:span text:style-name="T19">Rationalize</text:span><text:span text:style-name="T5">(</text:span>probability <text:span text:style-name="T5">*</text:span> <text:span text:style-name="T7">100</text:span><text:span text:style-name="T5">))</text:span>;</text:p>
      <text:p text:style-name="P27"><text:s text:c="4"/></text:p>
      <text:p text:style-name="P27"><text:s text:c="4"/><text:span text:style-name="T40">WriteString</text:span><text:span text:style-name="T5">(</text:span><text:span text:style-name="T39">"Probability of "</text:span> : <text:span text:style-name="T40">String</text:span><text:span text:style-name="T5">(</text:span>probability<text:span text:style-name="T5">)</text:span> : </text:p>
      <text:p text:style-name="P27"><text:s text:c="4"/><text:span text:style-name="T39">" = "</text:span> : <text:span text:style-name="T40">String</text:span><text:span text:style-name="T5">(</text:span>percent<text:span text:style-name="T5">)</text:span> : <text:span text:style-name="T39">"% chance"</text:span><text:span text:style-name="T5">)</text:span>;</text:p>
      <text:p text:style-name="P27"><text:s text:c="4"/></text:p>
      <text:p text:style-name="P27"><text:s text:c="4"/><text:span text:style-name="T19">NewLine</text:span><text:span text:style-name="T5">()</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10</text:p>
      <text:p text:style-name="P27"><text:s text:c="6"/></text:p>
      <text:p text:style-name="P27"><text:s text:c="6"/><text:span text:style-name="T31">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4">. <text:s text:c="2"/><text:span text:style-name="T20">%/output</text:span></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7328488" text:style-name="L2">
        <text:list-item>
          <text:p text:style-name="P109"><text:span text:style-name="T6">Fact </text:span><text:span text:style-name="T45">- a piece of information about circumstances that exist or events that have occurred. ( </text:span><text:a xlink:type="simple" xlink:href="http://wordnetweb.princeton.edu/perl/webwn"><text:span text:style-name="T42">http://wordnetweb.princeton.edu/perl/webwn</text:span></text:a><text:span text:style-name="T45"> ). <text:s/>An example is information that indicates which side of a die is currently facing up.</text:span></text:p>
        </text:list-item>
        <text:list-item>
          <text:p text:style-name="P109"><text:span text:style-name="T6">Data </text:span><text:span text:style-name="T45">- a collection of facts from which conclusions can be drawn. ( </text:span><text:a xlink:type="simple" xlink:href="http://wordnetweb.princeton.edu/perl/webwn"><text:span text:style-name="T42">http://wordnetweb.princeton.edu/perl/webwn</text:span></text:a><text:span text:style-name="T45"> ). <text:s/>An example is which sides are currently facing up on two dice.</text:span></text:p>
        </text:list-item>
        <text:list-item>
          <text:p text:style-name="P109"><text:span text:style-name="T6">Experiment</text:span> - measuring or observing a system to collect data on it. <text:s/><text:span text:style-name="T45">An example is rolling two dice.</text:span></text:p>
        </text:list-item>
        <text:list-item>
          <text:p text:style-name="P109"><text:span text:style-name="T6">Outcome</text:span><text:span text:style-name="T45"> - the result of a given experiment. <text:s/>An example is rolling a 3 and a 4 on a pair of dice.</text:span></text:p>
        </text:list-item>
        <text:list-item>
          <text:p text:style-name="P109"><text:span text:style-name="T6">Sample space</text:span><text:span text:style-name="T45"> - all of the possible outcomes of a given experiment. <text:s/>For the experiment of rolling two dice, the sample space is {2,3,4,5,6,7,8,9,10,11,12}.</text:span></text:p>
        </text:list-item>
        <text:list-item>
          <text:p text:style-name="P109"><text:span text:style-name="T6">Event</text:span><text:span text:style-name="T45">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5"><draw:frame draw:style-name="fr5" draw:name="Object72" text:anchor-type="as-char" svg:width="0.3035in" svg:height="0.2008in" draw:z-index="121"><draw:object xlink:href="./Object 73" xlink:type="simple" xlink:show="embed" xlink:actuate="onLoad"/><draw:image xlink:href="./ObjectReplacements/Object 73" xlink:type="simple" xlink:show="embed" xlink:actuate="onLoad"/></draw:frame></text:span><text:span text:style-name="T45">.</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9334171" text:continue-numbering="true" text:style-name="L2">
        <text:list-item>
          <text:p text:style-name="P110"><text:span text:style-name="T45">A </text:span><text:span text:style-name="T6">probability</text:span><text:span text:style-name="T45"> consists of a </text:span><text:span text:style-name="T6">quantitative representation</text:span><text:span text:style-name="T45"> of the </text:span><text:span text:style-name="T45">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6">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39316139" text:continue-numbering="true" text:style-name="L2">
        <text:list-item>
          <text:p text:style-name="P93">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3">1)</text:span> the <text:span text:style-name="T6">total</text:span> <text:span text:style-name="T6">number of possible outcomes</text:span> of a given experiment is <text:span text:style-name="T6">known </text:span><text:span text:style-name="T23">2)</text:span><text:span text:style-name="T45"> each of these outcomes are </text:span><text:span text:style-name="T6">equally likely to occur</text:span><text:span text:style-name="T45"> and </text:span><text:span text:style-name="T23">3)</text:span><text:span text:style-name="T45"> the </text:span><text:span text:style-name="T6">number of possible outcomes</text:span><text:span text:style-name="T45"> in which a given event (lets call it event </text:span><text:span text:style-name="T36">A</text:span><text:span text:style-name="T45">) can occur is </text:span><text:span text:style-name="T6">known</text:span><text:span text:style-name="T45">.</text:span></text:p>
      <text:p text:style-name="Text_20_body"><text:span text:style-name="T45">We will</text:span> use the following notation for representing the probability<draw:frame draw:style-name="fr5" draw:name="Object76" text:anchor-type="as-char" svg:width="0.1898in" svg:height="0.1984in" draw:z-index="122"><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5" draw:name="Object75" text:anchor-type="as-char" svg:width="3.0193in" svg:height="0.1984in" draw:z-index="12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689in" svg:height="0.422in" draw:z-index="13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text:soft-page-break/>experiment consists of rolling the die and <text:span text:style-name="T6">event </text:span><text:span text:style-name="T32">A</text:span> is the outcome of the die coming up <text:span text:style-name="T6">5</text:span>. <text:s/>The <text:span text:style-name="T6">possible</text:span> outcomes in the experiment are {1,2,3,4,5,6} and the <text:span text:style-name="T6">total number </text:span><text:span text:style-name="T45">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6937in" svg:height="0.4264in" draw:z-index="13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6"><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3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5">B</text:span> is a single die coming up less than 3 when rolled. <text:s/>What is the probability for this event? <text:s/>The possible <text:span text:style-name="T6">outcomes</text:span> for event <text:span text:style-name="T3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9134in" svg:height="0.4264in" draw:z-index="13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41">http://en.wikipedia.org/wiki/Theory</text:span></text:a> )</text:p>
      <text:p text:style-name="P85"/>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text:soft-page-break/></text:p>
      <text:p text:style-name="P85"><text:span text:style-name="T6">Analytic</text:span> - using or subjected to a methodology using <text:span text:style-name="T6">algebra and calculus</text:span>. ( <text:a xlink:type="simple" xlink:href="http://wordnetweb.princeton.edu/perl/webwn"><text:span text:style-name="T41">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3">1)</text:span> a pattern space which is arranged in such a way that it <text:span text:style-name="T6">models</text:span> something of interest that has been observed and <text:span text:style-name="T23">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5">,</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3">1)</text:span> the <text:span text:style-name="T6">total</text:span> <text:span text:style-name="T6">number of possible outcomes</text:span> of a given experiment is <text:span text:style-name="T6">known </text:span><text:span text:style-name="T23">2)</text:span><text:span text:style-name="T45"> each of these outcomes are </text:span><text:span text:style-name="T6">equally likely to occur</text:span><text:span text:style-name="T45"> and </text:span><text:span text:style-name="T23">3)</text:span><text:span text:style-name="T45"> the </text:span><text:span text:style-name="T6">number of possible outcomes</text:span><text:span text:style-name="T45"> in which a given event can occur is </text:span><text:span text:style-name="T6">known</text:span><text:span text:style-name="T45">. <text:s/>If </text:span><text:span text:style-name="T6">all</text:span><text:span text:style-name="T45"> these criteria </text:span><text:span text:style-name="T6">cannot</text:span><text:span text:style-name="T45"> be met, then theoretical probability </text:span><text:span text:style-name="T6">cannot</text:span><text:span text:style-name="T45"> </text:span><text:span text:style-name="T45">be used. <text:s/>This does </text:span><text:span text:style-name="T6">not mean</text:span><text:span text:style-name="T45"> that it is </text:span><text:span text:style-name="T6">impossible</text:span><text:span text:style-name="T45"> to determine probabilities for something if these criteria </text:span><text:span text:style-name="T6">cannot be met</text:span><text:span text:style-name="T45"> and the next section discusses how the probabilities can be obtained using another technique.</text:span></text:p>
      <text:h text:style-name="Heading_20_3" text:outline-level="3"><text:soft-page-break/>Empirical Probability</text:h>
      <text:p text:style-name="Text_20_body">Empirical Probability is used when <text:span text:style-name="T23">1)</text:span> the <text:span text:style-name="T6">total number of possible outcomes</text:span> in an experiment's <text:span text:style-name="T6">sample space</text:span> is <text:span text:style-name="T6">unknown</text:span> and <text:span text:style-name="T23">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P75"><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1">http://wordnetweb.princeton.edu/perl/webwn</text:span></text:a> )</text:p>
      <text:p text:style-name="P75"/>
      <text:p text:style-name="Text_20_body">Empirical just means to <text:span text:style-name="T6">perform some experiments</text:span> and <text:span text:style-name="T6">observe what happens</text:span> <text:span text:style-name="T45">instead</text:span> of using <text:span text:style-name="T6">theory</text:span> to <text:span text:style-name="T6">calculate </text:span><text:span text:style-name="T45">what</text:span><text:span text:style-name="T6"> should happen</text:span>. </text:p>
      <text:p text:style-name="Standard">With empirical probability, the probability of event <text:span text:style-name="T3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5591in" svg:height="0.422in" draw:z-index="11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0"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1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text:soft-page-break/>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text:soft-page-break/>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7">:=</text:span> <text:span text:style-name="T7">10000</text:span>;</text:p>
      <text:p text:style-name="P46"/>
      <text:p text:style-name="P27">dieRollsList <text:span text:style-name="T37">:=</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7">:=</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96</text:p>
      <text:p text:style-name="P12"><text:span text:style-name="T12">. <text:s text:c="2"/></text:span><text:span text:style-name="T20">%/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7">:=</text:span> <text:span text:style-name="T7">100000</text:span>;</text:p>
      <text:p text:style-name="P46"/>
      <text:p text:style-name="P27">dieRollsList <text:span text:style-name="T37">:=</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7">:=</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text:soft-page-break/>%/mathpiper</text:p>
      <text:p text:style-name="P46"/>
      <text:p text:style-name="P27"><text:s text:c="4"/><text:span text:style-name="T20">%output,preserve="false"</text:span></text:p>
      <text:p text:style-name="P27"><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5">.</text:span><text:span text:style-name="T6"> <text:s/></text:span><text:span text:style-name="T45">Here is a description for what a histogram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pan text:style-name="T38">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text:soft-page-break/>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8">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9">"Plain Histogram With Titl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text:span><text:soft-page-break/><text:span text:style-name="T6">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8">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39">"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soft-page-break/></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8">Histogram</text:span><text:span text:style-name="T5">({</text:span><text:span text:style-name="T43">1</text:span><text:span text:style-name="T45">,</text:span><text:span text:style-name="T43">1</text:span>,<text:span text:style-name="T7">2</text:span>,<text:span text:style-name="T7">3</text:span>,<text:span text:style-name="T7">4</text:span>,<text:span text:style-name="T7">5</text:span>,<text:span text:style-name="T7">6</text:span><text:span text:style-name="T5">}</text:span>, title <text:span text:style-name="T5">-&gt;</text:span> <text:span text:style-name="T39">"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8">Histogram</text:span><text:span text:style-name="T5">({</text:span><text:span text:style-name="T43">1</text:span><text:span text:style-name="T42">,</text:span><text:span text:style-name="T43">1</text:span>,<text:span text:style-name="T7">2</text:span>,<text:span text:style-name="T7">3</text:span>,<text:span text:style-name="T7">4</text:span>,<text:span text:style-name="T23">5</text:span><text:span text:style-name="T24">,</text:span><text:span text:style-name="T23">5</text:span><text:span text:style-name="T24">,</text:span><text:span text:style-name="T23">5</text:span>,<text:span text:style-name="T7">6</text:span><text:span text:style-name="T5">}</text:span>, title <text:span text:style-name="T5">-&gt;</text:span> <text:span text:style-name="T39">"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8">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9">"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9">"Number"</text:span>, yAxisLabel <text:span text:style-name="T5">-&gt;</text:span> <text:span text:style-name="T39">"Frequency"</text:span>, seriesTitle <text:span text:style-name="T5">-&gt;</text:span><text:span text:style-name="T39">"Data"</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7">:=</text:span> <text:span text:style-name="T7">1000</text:span>;</text:p>
      <text:p text:style-name="P46"/>
      <text:p text:style-name="P27">dieRollsList <text:span text:style-name="T37">:=</text:span> <text:span text:style-name="T19">RandomIntegerVector</text:span><text:span text:style-name="T5">(</text:span>numberOfRolls,<text:span text:style-name="T7">1</text:span>,<text:span text:style-name="T7">6</text:span><text:span text:style-name="T5">)</text:span>;</text:p>
      <text:p text:style-name="P46"/>
      <text:p text:style-name="P27"><text:span text:style-name="T38">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9">"Single Die Rolls"</text:span>, xAxisLabel <text:span text:style-name="T5">-&gt;</text:span> <text:span text:style-name="T39">"Number Rolled"</text:span>, yAxisLabel <text:span text:style-name="T5">-&gt;</text:span> <text:span text:style-name="T39">"Frequency"</text:span>, seriesTitle <text:span text:style-name="T5">-&gt;</text:span> <text:span text:style-name="T40">String</text:span><text:span text:style-name="T5">(</text:span>numberOfRolls<text:span text:style-name="T5">)</text:span> : <text:span text:style-name="T39">" Roll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3">. <text:s text:c="2"/><text:span text:style-name="T20">%/output</text:span></text:p>
      <text:p text:style-name="Preformatted_20_Text"><text:soft-page-break/></text:p>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text:bookmark-start text:name="DDE_LINK31"/>%mathpiper,title="Rolls Two Dice"</text:p>
      <text:p text:style-name="P46"/>
      <text:p text:style-name="P27">numberOfRolls <text:span text:style-name="T37">:=</text:span> <text:span text:style-name="T7">1000</text:span>;</text:p>
      <text:p text:style-name="P46"/>
      <text:p text:style-name="P27">dieRollsList <text:span text:style-name="T37">:=</text:span> <text:span text:style-name="T5">{}</text:span>;</text:p>
      <text:p text:style-name="P46"/>
      <text:p text:style-name="P27"><text:span text:style-name="T38">Repeat</text:span><text:span text:style-name="T5">(</text:span>numberOfRolls<text:span text:style-name="T5">)</text:span></text:p>
      <text:p text:style-name="P27">[</text:p>
      <text:p text:style-name="P27"><text:s text:c="3"/>die1 <text:span text:style-name="T37">:=</text:span> <text:span text:style-name="T38">RandomInteger</text:span><text:span text:style-name="T5">(</text:span><text:span text:style-name="T7">6</text:span><text:span text:style-name="T5">)</text:span>;</text:p>
      <text:p text:style-name="P27"><text:soft-page-break/><text:s text:c="3"/></text:p>
      <text:p text:style-name="P27"><text:s text:c="3"/>die2 <text:span text:style-name="T37">:=</text:span> <text:span text:style-name="T38">RandomInteger</text:span><text:span text:style-name="T5">(</text:span><text:span text:style-name="T7">6</text:span><text:span text:style-name="T5">)</text:span>;</text:p>
      <text:p text:style-name="P27"><text:s text:c="3"/></text:p>
      <text:p text:style-name="P27"><text:s text:c="3"/>dieRollsList <text:span text:style-name="T37">:=</text:span> <text:span text:style-name="T19">Append</text:span><text:span text:style-name="T5">(</text:span>dieRollsList, die1 <text:span text:style-name="T5">+</text:span> die2<text:span text:style-name="T5">)</text:span>;</text:p>
      <text:p text:style-name="P27">];</text:p>
      <text:p text:style-name="P46"/>
      <text:p text:style-name="P27"><text:span text:style-name="T38">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9">"Rolling Two Dice"</text:span>, </text:p>
      <text:p text:style-name="P27"><text:s text:c="10"/>xAxisLabel <text:span text:style-name="T5">-&gt;</text:span> <text:span text:style-name="T39">"Sum Rolled"</text:span>, </text:p>
      <text:p text:style-name="P27"><text:s text:c="10"/>yAxisLabel <text:span text:style-name="T5">-&gt;</text:span> <text:span text:style-name="T39">"Frequency"</text:span>, </text:p>
      <text:p text:style-name="P27"><text:s text:c="10"/>seriesTitle <text:span text:style-name="T5">-&gt;</text:span> <text:span text:style-name="T40">String</text:span><text:span text:style-name="T5">(</text:span>numberOfRolls<text:span text:style-name="T5">)</text:span> : <text:span text:style-name="T39">" Rolls"</text:span></text:p>
      <text:p text:style-name="P27"><text:s text:c="10"/><text:span text:style-name="T5">)</text:span>;</text:p>
      <text:p text:style-name="P46"/>
      <text:p text:style-name="P39">%/mathpiper<text:bookmark-end text:name="DDE_LINK29"/><text:bookmark-end text:name="DDE_LINK30"/><text:bookmark-end text:name="DDE_LINK31"/></text:p>
      <text:p text:style-name="P46"/>
      <text:p text:style-name="P27"><text:s text:c="4"/><text:span text:style-name="T20">%output,preserve="false"</text:span></text:p>
      <text:p text:style-name="P27"><text:s text:c="6"/><text:span text:style-name="T20">Result:</text:span> org.jfree.chart.ChartPanel</text:p>
      <text:p text:style-name="P67"><text:span text:style-name="T12">. <text:s text:c="2"/></text:span><text:span text:style-name="T20">%/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9">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9">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9">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2">Resampling: The New Statistics</text:span>, explains this philosophy as follows:</text:p>
      <text:p text:style-name="P79">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2">Resampling: The New Statistics</text:span> Chapter 1 pp.26-27.</text:p></text:note-body></text:note></text:p>
      <text:p text:style-name="P83">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7">:=</text:span> <text:span text:style-name="T7">1000</text:span>;</text:p>
      <text:p text:style-name="P46"/>
      <text:p text:style-name="P27">firstPickList <text:span text:style-name="T37">:=</text:span> <text:span text:style-name="T5">{}</text:span>;</text:p>
      <text:p text:style-name="P46"/>
      <text:p text:style-name="P27">secondPickList <text:span text:style-name="T37">:=</text:span> <text:span text:style-name="T5">{}</text:span>;</text:p>
      <text:p text:style-name="P46"/>
      <text:p text:style-name="P27"><text:span text:style-name="T38">Repeat</text:span><text:span text:style-name="T5">(</text:span>numberOfTrials<text:span text:style-name="T5">)</text:span></text:p>
      <text:p text:style-name="P27">[</text:p>
      <text:p text:style-name="P27"><text:s text:c="4"/>doorsList <text:span text:style-name="T37">:=</text:span> <text:bookmark-start text:name="DDE_LINK40"/><text:span text:style-name="T38">Shuffle</text:span><text:span text:style-name="T5">({</text:span>EMPTY, PRIZE, EMPTY<text:span text:style-name="T5">})</text:span>;<text:bookmark-end text:name="DDE_LINK40"/></text:p>
      <text:p text:style-name="P27"><text:s text:c="4"/></text:p>
      <text:p text:style-name="P27"><text:s text:c="4"/><text:span text:style-name="T27">//The contestant always picks door 1 as their first pick.</text:span></text:p>
      <text:p text:style-name="P27"><text:s text:c="4"/>firstPick <text:span text:style-name="T37">:=</text:span> doorsList[<text:span text:style-name="T7">1</text:span>];</text:p>
      <text:p text:style-name="P27"><text:s text:c="4"/></text:p>
      <text:p text:style-name="P27"><text:s text:c="4"/><text:span text:style-name="T27">/*</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0">If</text:span><text:span text:style-name="T5">(</text:span>doorsList[<text:span text:style-name="T7">2</text:span>] <text:span text:style-name="T5">=</text:span> EMPTY, </text:p>
      <text:p text:style-name="P27"><text:s text:c="8"/>secondPick <text:span text:style-name="T37">:=</text:span> doorsList[<text:span text:style-name="T7">3</text:span>], </text:p>
      <text:p text:style-name="P27"><text:s text:c="8"/>secondPick <text:span text:style-name="T37">:=</text:span> doorsList[<text:span text:style-name="T7">2</text:span>]<text:span text:style-name="T5">)</text:span>;</text:p>
      <text:p text:style-name="P27"><text:soft-page-break/><text:s text:c="4"/></text:p>
      <text:p text:style-name="P27"><text:s text:c="4"/></text:p>
      <text:p text:style-name="P27"><text:s text:c="4"/><text:span text:style-name="T27">//Save all of the first pick results in a list.</text:span></text:p>
      <text:p text:style-name="P27"><text:s text:c="4"/>firstPickList <text:span text:style-name="T37">:=</text:span> <text:span text:style-name="T19">Append</text:span><text:span text:style-name="T5">(</text:span>firstPickList, firstPick<text:span text:style-name="T5">)</text:span>;</text:p>
      <text:p text:style-name="P27"><text:s text:c="4"/></text:p>
      <text:p text:style-name="P27"><text:s text:c="4"/><text:span text:style-name="T27">//Save all of the second pick results in a list.</text:span></text:p>
      <text:p text:style-name="P27"><text:s text:c="4"/>secondPickList <text:span text:style-name="T37">:=</text:span> <text:span text:style-name="T19">Append</text:span><text:span text:style-name="T5">(</text:span>secondPickList, secondPick<text:span text:style-name="T5">)</text:span>;</text:p>
      <text:p text:style-name="P27">];</text:p>
      <text:p text:style-name="P46"/>
      <text:p text:style-name="P27">firstPickWins <text:span text:style-name="T37">:=</text:span> <text:span text:style-name="T19">Count</text:span><text:span text:style-name="T5">(</text:span>firstPickList,PRIZE<text:span text:style-name="T5">)</text:span>;</text:p>
      <text:p text:style-name="P46"/>
      <text:p text:style-name="P27">secondPickWins <text:span text:style-name="T37">:=</text:span> <text:span text:style-name="T19">Count</text:span><text:span text:style-name="T5">(</text:span>secondPickList,PRIZE<text:span text:style-name="T5">)</text:span>;</text:p>
      <text:p text:style-name="P46"/>
      <text:p text:style-name="P46"/>
      <text:p text:style-name="P27"><text:span text:style-name="T19">Echo</text:span><text:span text:style-name="T5">(</text:span><text:span text:style-name="T39">"The number of times the first door picked contained a prize: "</text:span>, </text:p>
      <text:p text:style-name="P27"><text:s text:c="4"/>firstPickWins, <text:span text:style-name="T39">"/ "</text:span>, numberOfTrials<text:span text:style-name="T5">)</text:span>;</text:p>
      <text:p text:style-name="P27"><text:span text:style-name="T19">Echo</text:span><text:span text:style-name="T5">(</text:span><text:span text:style-name="T39">"The probability of winning for always staying with the first pick: "</text:span>, </text:p>
      <text:p text:style-name="P27"><text:s text:c="4"/><text:span text:style-name="T19">N</text:span><text:span text:style-name="T5">(</text:span>firstPickWins<text:span text:style-name="T5">/</text:span>numberOfTrials<text:span text:style-name="T5">)</text:span> <text:span text:style-name="T5">)</text:span>;</text:p>
      <text:p text:style-name="P27"><text:span text:style-name="T19">NewLine</text:span><text:span text:style-name="T5">()</text:span>;</text:p>
      <text:p text:style-name="P46"/>
      <text:p text:style-name="P27"><text:span text:style-name="T19">Echo</text:span><text:span text:style-name="T5">(</text:span><text:span text:style-name="T39">"The number of times the second door picked contained a prize: "</text:span>, </text:p>
      <text:p text:style-name="P27"><text:s text:c="4"/>secondPickWins, <text:span text:style-name="T39">"/ "</text:span>, numberOfTrials<text:span text:style-name="T5">)</text:span>;</text:p>
      <text:p text:style-name="P27"><text:span text:style-name="T19">Echo</text:span><text:span text:style-name="T5">(</text:span><text:span text:style-name="T39">"The probability of winning for always changing the pick: "</text:span>, </text:p>
      <text:p text:style-name="P27"><text:s text:c="4"/><text:span text:style-name="T19">N</text:span><text:span text:style-name="T5">(</text:span>secondPickWins<text:span text:style-name="T5">/</text:span>numberOfTrials<text:span text:style-name="T5">)</text:span> <text:span text:style-name="T5">)</text:span>;</text:p>
      <text:p text:style-name="P46"/>
      <text:p text:style-name="P46"/>
      <text:p text:style-name="P62">%/mathpiper</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7">:=</text:span> <text:span text:style-name="T7">0</text:span>;</text:p>
      <text:p text:style-name="P46"/>
      <text:p text:style-name="P27">numberOfPeople <text:span text:style-name="T37">:=</text:span> <text:span text:style-name="T7">20</text:span>;</text:p>
      <text:p text:style-name="P46"/>
      <text:p text:style-name="P27">numberOfTrials <text:span text:style-name="T37">:=</text:span> <text:span text:style-name="T7">40</text:span>;</text:p>
      <text:p text:style-name="P46"/>
      <text:p text:style-name="P27"><text:span text:style-name="T38">Repeat</text:span><text:span text:style-name="T5">(</text:span>numberOfTrials<text:span text:style-name="T5">)</text:span></text:p>
      <text:p text:style-name="P27">[</text:p>
      <text:p text:style-name="P27"><text:s text:c="4"/><text:span text:style-name="T27">//Create a random birthday for each simulated person in the room.</text:span></text:p>
      <text:p text:style-name="P27"><text:s text:c="4"/>birthdaysList <text:span text:style-name="T37">:=</text:span> <text:span text:style-name="T19">RandomIntegerVector</text:span><text:span text:style-name="T5">(</text:span>numberOfPeople, <text:span text:style-name="T7">1</text:span>, <text:span text:style-name="T7">365</text:span><text:span text:style-name="T5">)</text:span>;</text:p>
      <text:p text:style-name="P27"><text:s text:c="4"/></text:p>
      <text:p text:style-name="P27"><text:s text:c="4"/><text:span text:style-name="T27">//Print the birthdays for this room of simulated people (comment </text:span></text:p>
      <text:p text:style-name="P27"><text:soft-page-break/><text:s text:c="4"/><text:span text:style-name="T27">//this line out for a large number of trials).</text:span></text:p>
      <text:p text:style-name="P27"><text:span text:style-name="T28"><text:tab/></text:span><text:span text:style-name="T40">Write</text:span><text:span text:style-name="T5">(</text:span>birthdaysList<text:span text:style-name="T5">)</text:span>;</text:p>
      <text:p text:style-name="P27"><text:s text:c="4"/></text:p>
      <text:p text:style-name="P27"><text:s text:c="4"/><text:span text:style-name="T27">/*</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9">ForEach</text:span><text:span text:style-name="T5">(</text:span>day, <text:span text:style-name="T7">1</text:span> .. <text:span text:style-name="T7">365</text:span><text:span text:style-name="T5">)</text:span></text:p>
      <text:p text:style-name="P27"><text:s text:c="4"/>[</text:p>
      <text:p text:style-name="P27"><text:s text:c="8"/><text:span text:style-name="T40">If</text:span><text:span text:style-name="T5">(</text:span><text:span text:style-name="T19">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40">WriteString</text:span><text:span text:style-name="T5">(</text:span><text:span text:style-name="T39">" - Match on "</text:span><text:span text:style-name="T5">)</text:span>; </text:p>
      <text:p text:style-name="P27"><text:s text:c="16"/><text:span text:style-name="T40">Write</text:span><text:span text:style-name="T5">(</text:span>day<text:span text:style-name="T5">)</text:span>; <text:span text:style-name="T38">Break</text:span><text:span text:style-name="T5">()</text:span>;</text:p>
      <text:p text:style-name="P27"><text:s text:c="12"/>]<text:span text:style-name="T5">)</text:span>;</text:p>
      <text:p text:style-name="P27"><text:s text:c="4"/>];</text:p>
      <text:p text:style-name="P27"><text:s text:c="4"/></text:p>
      <text:p text:style-name="P27"><text:s text:c="4"/><text:span text:style-name="T19">NewLine</text:span><text:span text:style-name="T5">()</text:span>;</text:p>
      <text:p text:style-name="P46"/>
      <text:p text:style-name="P27">];</text:p>
      <text:p text:style-name="P27"><text:s text:c="4"/></text:p>
      <text:p text:style-name="P27"><text:s text:c="4"/><text:span text:style-name="T19">NewLine</text:span><text:span text:style-name="T5">()</text:span>;</text:p>
      <text:p text:style-name="P27"><text:s text:c="4"/><text:span text:style-name="T19">Echo</text:span><text:span text:style-name="T5">(</text:span><text:span text:style-name="T39">"The number of trials is: "</text:span>, numberOfTrials<text:span text:style-name="T5">)</text:span>;</text:p>
      <text:p text:style-name="P27"><text:s text:c="4"/><text:span text:style-name="T19">Echo</text:span><text:span text:style-name="T5">(</text:span><text:span text:style-name="T39">"The number of people in the room is: "</text:span>, numberOfPeople<text:span text:style-name="T5">)</text:span>;</text:p>
      <text:p text:style-name="P27"><text:s text:c="4"/><text:span text:style-name="T19">Echo</text:span><text:span text:style-name="T5">(</text:span><text:span text:style-name="T39">"The number of matches is: "</text:span>, </text:p>
      <text:p text:style-name="P27"><text:s text:c="8"/>birthdayMatchCounter, <text:span text:style-name="T39">"/ "</text:span>, numberOfTrials<text:span text:style-name="T5">)</text:span>;</text:p>
      <text:p text:style-name="P27"><text:s text:c="4"/><text:span text:style-name="T19">Echo</text:span><text:span text:style-name="T5">(</text:span><text:span text:style-name="T39">"The probability of having a birthday match: "</text:span>, </text:p>
      <text:p text:style-name="P27"><text:s text:c="8"/><text:span text:style-name="T19">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73">Side Effects:</text:p>
      <text:p text:style-name="P86"><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oft-page-break/><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4">. <text:s text:c="2"/><text:span text:style-name="T20">%/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text:soft-page-break/>numberOfTrials <text:span text:style-name="T37">:=</text:span> <text:span text:style-name="T7">40</text:span>;</text:p>
      <text:p text:style-name="P46"/>
      <text:p text:style-name="P27">numberOfChildren <text:span text:style-name="T37">:=</text:span> <text:span text:style-name="T7">4</text:span>;</text:p>
      <text:p text:style-name="P46"/>
      <text:p text:style-name="P27">numberOfBoys <text:span text:style-name="T37">:=</text:span> <text:span text:style-name="T7">3</text:span>;</text:p>
      <text:p text:style-name="P46"/>
      <text:p text:style-name="P27">threeBoysCounter <text:span text:style-name="T37">:=</text:span> <text:span text:style-name="T7">0</text:span>;</text:p>
      <text:p text:style-name="P46"/>
      <text:p text:style-name="P27">girlProbability <text:span text:style-name="T37">:=</text:span> <text:span text:style-name="T7">49</text:span><text:span text:style-name="T5">/</text:span><text:span text:style-name="T7">100</text:span>;</text:p>
      <text:p text:style-name="P46"/>
      <text:p text:style-name="P27">boyProbability <text:span text:style-name="T37">:=</text:span> <text:span text:style-name="T7">51</text:span><text:span text:style-name="T5">/</text:span><text:span text:style-name="T7">100</text:span>;</text:p>
      <text:p text:style-name="P46"/>
      <text:p text:style-name="P27"><text:span text:style-name="T38">Repeat</text:span><text:span text:style-name="T5">(</text:span>numberOfTrials<text:span text:style-name="T5">)</text:span></text:p>
      <text:p text:style-name="P27">[</text:p>
      <text:p text:style-name="P24"><text:span text:style-name="T1"><text:s text:c="4"/></text:span><text:span text:style-name="T29">//Create a random list of simulated children.</text:span></text:p>
      <text:p text:style-name="P27"><text:s text:c="4"/>childrenList <text:span text:style-name="T37">:=</text:span> <text:span text:style-name="T19">Table</text:span><text:span text:style-name="T5">(</text:span><text:span text:style-name="T38">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7"><text:s text:c="4"/><text:span text:style-name="T27">//Print the list of simulated children (comment</text:span></text:p>
      <text:p text:style-name="P27"><text:s text:c="4"/><text:span text:style-name="T27">//this line out for a large number of trials).</text:span></text:p>
      <text:p text:style-name="P27"><text:s text:c="4"/><text:span text:style-name="T40">Write</text:span><text:span text:style-name="T5">(</text:span>childrenList<text:span text:style-name="T5">)</text:span>;</text:p>
      <text:p text:style-name="P27"><text:s text:c="4"/></text:p>
      <text:p text:style-name="P27"><text:s text:c="4"/><text:span text:style-name="T27">/*</text:span></text:p>
      <text:p text:style-name="P45"><text:s text:c="6"/>If the list contains 3 boys, increment the three</text:p>
      <text:p text:style-name="P45"><text:s text:c="6"/>boys counter.</text:p>
      <text:p text:style-name="P45"><text:s text:c="4"/>*/</text:p>
      <text:p text:style-name="P27"><text:s text:c="4"/><text:span text:style-name="T40">If</text:span><text:span text:style-name="T5">(</text:span><text:span text:style-name="T19">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40">WriteString</text:span><text:span text:style-name="T5">(</text:span><text:span text:style-name="T39">" - "</text:span><text:span text:style-name="T5">)</text:span>;</text:p>
      <text:p text:style-name="P27"><text:s text:c="12"/><text:span text:style-name="T40">Write</text:span><text:span text:style-name="T5">(</text:span>numberOfBoys<text:span text:style-name="T5">)</text:span>;</text:p>
      <text:p text:style-name="P27"><text:s text:c="12"/><text:span text:style-name="T40">WriteString</text:span><text:span text:style-name="T5">(</text:span><text:span text:style-name="T39">" boy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number of children is: "</text:span>, numberOfChildren<text:span text:style-name="T5">)</text:span>;</text:p>
      <text:p text:style-name="P27"><text:span text:style-name="T19">Echo</text:span><text:span text:style-name="T5">(</text:span><text:span text:style-name="T39">"The number of trials which have 3 boys: "</text:span>, </text:p>
      <text:p text:style-name="P27"><text:s text:c="4"/>threeBoysCounter, <text:span text:style-name="T39">"/ "</text:span>, numberOfTrials<text:span text:style-name="T5">)</text:span>;</text:p>
      <text:p text:style-name="P27"><text:span text:style-name="T19">Echo</text:span><text:span text:style-name="T5">(</text:span><text:span text:style-name="T39">"The probability of having 3 boys: "</text:span>, </text:p>
      <text:p text:style-name="P27"><text:s text:c="4"/><text:span text:style-name="T19">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oft-page-break/><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6">%/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text:soft-page-break/>batting averages in baseball, receiving yards in football, and free throws in basketball. <text:s/>The following simulation determines what the probability is for a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7">:=</text:span> <text:span text:style-name="T7">40</text:span>;</text:p>
      <text:p text:style-name="P46"/>
      <text:p text:style-name="P45">//A success is defined as 3 or more hits.</text:p>
      <text:p text:style-name="P27">successesCounter <text:span text:style-name="T37">:=</text:span> <text:span text:style-name="T7">0</text:span>;</text:p>
      <text:p text:style-name="P46"/>
      <text:p text:style-name="P27">numberOfThrows <text:span text:style-name="T37">:=</text:span> <text:span text:style-name="T7">5</text:span>;</text:p>
      <text:p text:style-name="P46"/>
      <text:p text:style-name="P27">hitProbability <text:span text:style-name="T37">:=</text:span> .<text:span text:style-name="T7">30</text:span>;</text:p>
      <text:p text:style-name="P46"/>
      <text:p text:style-name="P27">missProbability <text:span text:style-name="T37">:=</text:span> .<text:span text:style-name="T7">70</text:span>;</text:p>
      <text:p text:style-name="P46"/>
      <text:p text:style-name="P27"><text:span text:style-name="T38">Repeat</text:span><text:span text:style-name="T5">(</text:span>numberOfTrials<text:span text:style-name="T5">)</text:span></text:p>
      <text:p text:style-name="P27">[</text:p>
      <text:p text:style-name="P27"><text:s text:c="4"/>sampleList <text:span text:style-name="T37">:=</text:span> <text:span text:style-name="T19">Table</text:span><text:span text:style-name="T5">(</text:span><text:span text:style-name="T38">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4"><text:span text:style-name="T5"><text:s text:c="8"/></text:span><text:span text:style-name="T45">var</text:span><text:span text:style-name="T5">,</text:span><text:span text:style-name="T8">1</text:span><text:span text:style-name="T5">,</text:span><text:span text:style-name="T45">numberOfThrows</text:span><text:span text:style-name="T5">,</text:span><text:span text:style-name="T8">1</text:span><text:span text:style-name="T5">);</text:span></text:p>
      <text:p text:style-name="P27"><text:s text:c="4"/><text:span text:style-name="T27">//Print the list of simulated throws (comment</text:span></text:p>
      <text:p text:style-name="P27"><text:s text:c="4"/><text:span text:style-name="T27">//this line out for a large number of trials).</text:span></text:p>
      <text:p text:style-name="P27"><text:s text:c="4"/><text:span text:style-name="T40">Write</text:span><text:span text:style-name="T5">(</text:span>sampleList<text:span text:style-name="T5">)</text:span>;</text:p>
      <text:p text:style-name="P27"><text:s text:c="4"/></text:p>
      <text:p text:style-name="P27"><text:s text:c="4"/><text:span text:style-name="T27">/*</text:span></text:p>
      <text:p text:style-name="P45"><text:s text:c="6"/>If the list contains 3 or more hits, increment the</text:p>
      <text:p text:style-name="P45"><text:s text:c="6"/>success counter.</text:p>
      <text:p text:style-name="P45"><text:s text:c="4"/>*/</text:p>
      <text:p text:style-name="P27"><text:s text:c="4"/><text:span text:style-name="T40">If</text:span><text:span text:style-name="T5">(</text:span><text:span text:style-name="T19">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40">WriteString</text:span><text:span text:style-name="T5">(</text:span><text:span text:style-name="T39">" - "</text:span><text:span text:style-name="T5">)</text:span>;</text:p>
      <text:p text:style-name="P27"><text:s text:c="12"/><text:span text:style-name="T40">WriteString</text:span><text:span text:style-name="T5">(</text:span><text:span text:style-name="T39">"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number of throws is: "</text:span>, numberOfThrows<text:span text:style-name="T5">)</text:span>;</text:p>
      <text:p text:style-name="P27"><text:span text:style-name="T19">Echo</text:span><text:span text:style-name="T5">(</text:span><text:span text:style-name="T39">"The number of trials which have 3 or more hits: "</text:span>, </text:p>
      <text:p text:style-name="P27"><text:s text:c="4"/>successesCounter, <text:span text:style-name="T39">"/ "</text:span>, numberOfTrials<text:span text:style-name="T5">)</text:span>;</text:p>
      <text:p text:style-name="P27"><text:span text:style-name="T19">Echo</text:span><text:span text:style-name="T5">(</text:span><text:span text:style-name="T39">"The probability of having 3 or more hits: "</text:span>, </text:p>
      <text:p text:style-name="P27"><text:s text:c="4"/><text:span text:style-name="T19">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0">%output,preserve="false"</text:span></text:p>
      <text:p text:style-name="P27"><text:s text:c="6"/><text:span text:style-name="T20">Result:</text:span> True</text:p>
      <text:p text:style-name="P27"><text:s text:c="6"/></text:p>
      <text:p text:style-name="P27"><text:soft-page-break/><text:s text:c="6"/><text:span text:style-name="T31">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4">. <text:s text:c="2"/><text:span text:style-name="T20">%/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text:soft-page-break/>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7">:=</text:span> <text:span text:style-name="T7">40</text:span>;</text:p>
      <text:p text:style-name="P46"/>
      <text:p text:style-name="P27">numberOfShots <text:span text:style-name="T37">:=</text:span> <text:span text:style-name="T7">5</text:span>;</text:p>
      <text:p text:style-name="P46"/>
      <text:p text:style-name="P27">successCounter <text:span text:style-name="T37">:=</text:span> <text:span text:style-name="T7">0</text:span>;</text:p>
      <text:p text:style-name="P46"/>
      <text:p text:style-name="P27"><text:span text:style-name="T38">Repeat</text:span><text:span text:style-name="T5">(</text:span>numberOfTrials<text:span text:style-name="T5">)</text:span></text:p>
      <text:p text:style-name="P27">[</text:p>
      <text:p text:style-name="P27"><text:s text:c="4"/>sampleList <text:span text:style-name="T37">:=</text:span> <text:span text:style-name="T19">Table</text:span><text:span text:style-name="T5">(</text:span><text:span text:style-name="T38">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5">var</text:span><text:span text:style-name="T5">,</text:span><text:span text:style-name="T8">1</text:span><text:span text:style-name="T5">,</text:span><text:span text:style-name="T45">numberOfShots</text:span><text:span text:style-name="T5">,</text:span><text:span text:style-name="T8">1</text:span><text:span text:style-name="T5">);</text:span></text:p>
      <text:p text:style-name="P27"><text:s text:c="4"/><text:span text:style-name="T27">//Print the list of simulated throws (comment</text:span></text:p>
      <text:p text:style-name="P27"><text:s text:c="4"/><text:span text:style-name="T27">//this line out for a large number of trials).</text:span></text:p>
      <text:p text:style-name="P27"><text:s text:c="4"/><text:span text:style-name="T40">Write</text:span><text:span text:style-name="T5">(</text:span>sampleList<text:span text:style-name="T5">)</text:span>;</text:p>
      <text:p text:style-name="P27"><text:s text:c="4"/></text:p>
      <text:p text:style-name="P27"><text:s text:c="4"/></text:p>
      <text:p text:style-name="P27"><text:s text:c="4"/><text:span text:style-name="T27">/*</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0">If</text:span><text:span text:style-name="T5">(</text:span><text:span text:style-name="T19">Count</text:span><text:span text:style-name="T5">(</text:span>sampleList,BLACK<text:span text:style-name="T5">)=</text:span> <text:span text:style-name="T7">1</text:span> <text:span text:style-name="T40">And</text:span> <text:span text:style-name="T19">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40">WriteString</text:span><text:span text:style-name="T5">(</text:span><text:span text:style-name="T39">" - "</text:span><text:span text:style-name="T5">)</text:span>;</text:p>
      <text:p text:style-name="P27"><text:s text:c="12"/><text:span text:style-name="T40">WriteString</text:span><text:span text:style-name="T5">(</text:span><text:span text:style-name="T39">"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s text:c="4"/></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number of shots per trial is: "</text:span>, numberOfShots<text:span text:style-name="T5">)</text:span>;</text:p>
      <text:p text:style-name="P27"><text:span text:style-name="T19">Echo</text:span><text:span text:style-name="T5">(</text:span><text:span text:style-name="T39">"The number of trials which have 1 black hit and 3 white hits: "</text:span>, </text:p>
      <text:p text:style-name="P27"><text:s text:c="4"/>successCounter, <text:span text:style-name="T39">"/ "</text:span>, numberOfTrials<text:span text:style-name="T5">)</text:span>;</text:p>
      <text:p text:style-name="P27"><text:span text:style-name="T19">Echo</text:span><text:span text:style-name="T5">(</text:span><text:span text:style-name="T39">"The probability of having 1 black hit and 3 white hits: "</text:span>, </text:p>
      <text:p text:style-name="P27"><text:s text:c="4"/><text:span text:style-name="T19">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oft-page-break/><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3"><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ext:soft-page-break/>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7">:=</text:span> <text:span text:style-name="T7">20</text:span>;</text:p>
      <text:p text:style-name="P46"/>
      <text:p text:style-name="P27">emptyStackCounter <text:span text:style-name="T37">:=</text:span> <text:span text:style-name="T7">0</text:span>;</text:p>
      <text:p text:style-name="P46"/>
      <text:p text:style-name="P27"><text:span text:style-name="T38">Repeat</text:span><text:span text:style-name="T5">(</text:span>numberOfTrials<text:span text:style-name="T5">)</text:span></text:p>
      <text:p text:style-name="P27">[</text:p>
      <text:p text:style-name="P27"><text:s text:c="4"/><text:span text:style-name="T27">//Create two stacks of 10 pennies.</text:span></text:p>
      <text:p text:style-name="P27"><text:s text:c="4"/>stack1 <text:span text:style-name="T37">:=</text:span> <text:span text:style-name="T7">10</text:span>; stack2 <text:span text:style-name="T37">:=</text:span> <text:span text:style-name="T7">10</text:span>;</text:p>
      <text:p text:style-name="P27"><text:s text:c="4"/></text:p>
      <text:p text:style-name="P27"><text:s text:c="4"/>maxFlips <text:span text:style-name="T37">:=</text:span> <text:span text:style-name="T7">50</text:span>;</text:p>
      <text:p text:style-name="P27"><text:s text:c="4"/></text:p>
      <text:p text:style-name="P27"><text:s text:c="4"/>emptyMessage <text:span text:style-name="T37">:=</text:span> <text:span text:style-name="T39">""</text:span>;</text:p>
      <text:p text:style-name="P27"><text:s text:c="4"/></text:p>
      <text:p text:style-name="P27"><text:s text:c="4"/><text:span text:style-name="T27">/*</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7">:=</text:span> <text:span text:style-name="T38">Repeat</text:span><text:span text:style-name="T5">(</text:span>maxFlips<text:span text:style-name="T5">)</text:span></text:p>
      <text:p text:style-name="P27"><text:s text:c="4"/>[</text:p>
      <text:p text:style-name="P27"><text:s text:c="8"/>flip <text:span text:style-name="T37">:=</text:span> <text:span text:style-name="T38">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0">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0">If</text:span><text:span text:style-name="T5">(</text:span>stack1 <text:span text:style-name="T5">=</text:span> <text:span text:style-name="T7">0</text:span> <text:span text:style-name="T40">Or</text:span> stack2 <text:span text:style-name="T5">=</text:span> <text:span text:style-name="T7">0</text:span>, </text:p>
      <text:p text:style-name="P27"><text:s text:c="12"/>[emptyStackCounter<text:span text:style-name="T5">++</text:span>; emptyMessage <text:span text:style-name="T37">:=</text:span> <text:span text:style-name="T39">" - Empty"</text:span>; <text:span text:style-name="T38">Break</text:span><text:span text:style-name="T5">()</text:span>;] <text:span text:style-name="T5">)</text:span>;</text:p>
      <text:p text:style-name="P27"><text:s text:c="4"/>];</text:p>
      <text:p text:style-name="P27"><text:s text:c="4"/></text:p>
      <text:p text:style-name="P27"><text:s text:c="4"/><text:span text:style-name="T27">//Print the state of the stacks after each flip (comment</text:span></text:p>
      <text:p text:style-name="P27"><text:s text:c="4"/><text:span text:style-name="T27">//this line out for a large number of trials).</text:span></text:p>
      <text:p text:style-name="P27"><text:s text:c="4"/><text:span text:style-name="T19">Echo</text:span><text:span text:style-name="T5">(</text:span><text:span text:style-name="T39">"Stack 1: "</text:span>, <text:span text:style-name="T38">PadLeft</text:span><text:span text:style-name="T5">(</text:span>stack1,<text:span text:style-name="T7">2</text:span><text:span text:style-name="T5">)</text:span>, </text:p>
      <text:p text:style-name="P27"><text:s text:c="8"/><text:span text:style-name="T39">" <text:s text:c="3"/>Stack 2: "</text:span>, <text:span text:style-name="T38">PadLeft</text:span><text:span text:style-name="T5">(</text:span>stack2,<text:span text:style-name="T7">2</text:span><text:span text:style-name="T5">)</text:span>, </text:p>
      <text:p text:style-name="P27"><text:s text:c="8"/><text:span text:style-name="T39">" <text:s text:c="3"/>Number of flips: "</text:span>, <text:span text:style-name="T38">PadLeft</text:span><text:span text:style-name="T5">(</text:span>numberOfFlips,<text:span text:style-name="T7">3</text:span><text:span text:style-name="T5">)</text:span>, emptyMessage<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oft-page-break/><text:span text:style-name="T19">Echo</text:span><text:span text:style-name="T5">(</text:span><text:span text:style-name="T39">"The maximum flips per trial: "</text:span>, maxFlips<text:span text:style-name="T5">)</text:span>;</text:p>
      <text:p text:style-name="P27"><text:span text:style-name="T19">Echo</text:span><text:span text:style-name="T5">(</text:span><text:span text:style-name="T39">"The number of trials which resulted in an empty stack: "</text:span>, </text:p>
      <text:p text:style-name="P27"><text:s text:c="4"/>emptyStackCounter, <text:span text:style-name="T39">"/ "</text:span>, numberOfTrials<text:span text:style-name="T5">)</text:span>;</text:p>
      <text:p text:style-name="P27"><text:span text:style-name="T19">Echo</text:span><text:span text:style-name="T5">(</text:span><text:span text:style-name="T39">"The probability of having an empty stack: "</text:span>, </text:p>
      <text:p text:style-name="P27"><text:s text:c="4"/><text:span text:style-name="T19">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Stack 1: 14 <text:s text:c="3"/>Stack 2: 06 <text:s text:c="3"/>Number of flips: <text:span text:style-name="T23">050</text:span></text:p>
      <text:p text:style-name="P27"><text:s text:c="6"/>Stack 1: 08 <text:s text:c="3"/>Stack 2: 12 <text:s text:c="3"/>Number of flips: <text:span text:style-name="T23">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3">050</text:span></text:p>
      <text:p text:style-name="P27"><text:s text:c="6"/>Stack 1: 04 <text:s text:c="3"/>Stack 2: 16 <text:s text:c="3"/>Number of flips: <text:span text:style-name="T23">050</text:span></text:p>
      <text:p text:style-name="P27"><text:s text:c="6"/>Stack 1: 02 <text:s text:c="3"/>Stack 2: 18 <text:s text:c="3"/>Number of flips: <text:span text:style-name="T23">050</text:span></text:p>
      <text:p text:style-name="P27"><text:s text:c="6"/>Stack 1: 02 <text:s text:c="3"/>Stack 2: 18 <text:s text:c="3"/>Number of flips: <text:span text:style-name="T23">050</text:span></text:p>
      <text:p text:style-name="P27"><text:s text:c="6"/>Stack 1: 04 <text:s text:c="3"/>Stack 2: 16 <text:s text:c="3"/>Number of flips: <text:span text:style-name="T23">050</text:span></text:p>
      <text:p text:style-name="P27"><text:s text:c="6"/>Stack 1: 06 <text:s text:c="3"/>Stack 2: 14 <text:s text:c="3"/>Number of flips: <text:span text:style-name="T23">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3">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3">050</text:span></text:p>
      <text:p text:style-name="P27"><text:s text:c="6"/>Stack 1: 08 <text:s text:c="3"/>Stack 2: 12 <text:s text:c="3"/>Number of flips: <text:span text:style-name="T23">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3">050</text:span></text:p>
      <text:p text:style-name="P27"><text:s text:c="6"/>Stack 1: 04 <text:s text:c="3"/>Stack 2: 16 <text:s text:c="3"/>Number of flips: <text:span text:style-name="T23">050</text:span></text:p>
      <text:p text:style-name="P27"><text:s text:c="6"/>Stack 1: 08 <text:s text:c="3"/>Stack 2: 12 <text:s text:c="3"/>Number of flips: <text:span text:style-name="T23">050</text:span></text:p>
      <text:p text:style-name="P27"><text:s text:c="6"/>Stack 1: 08 <text:s text:c="3"/>Stack 2: 12 <text:s text:c="3"/>Number of flips: <text:span text:style-name="T23">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4">. <text:s text:c="2"/><text:span text:style-name="T20">%/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text:soft-page-break/>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mathpiper,title="Pop vending machine."</text:p>
      <text:p text:style-name="P46"/>
      <text:p text:style-name="P27">daysToEmptyList <text:span text:style-name="T37">:=</text:span> <text:span text:style-name="T5">{}</text:span>;</text:p>
      <text:p text:style-name="P46"/>
      <text:p text:style-name="P27">numberOfTrials <text:span text:style-name="T37">:=</text:span> <text:span text:style-name="T7">10</text:span>;</text:p>
      <text:p text:style-name="P46"/>
      <text:p text:style-name="P27">daysBetweenRestocking <text:span text:style-name="T37">:=</text:span> <text:span text:style-name="T7">3</text:span>;</text:p>
      <text:p text:style-name="P46"/>
      <text:p text:style-name="P27">machineCanCapacity <text:span text:style-name="T37">:=</text:span> <text:span text:style-name="T7">50</text:span>;</text:p>
      <text:p text:style-name="P46"/>
      <text:p text:style-name="P27"><text:span text:style-name="T38">Repeat</text:span><text:span text:style-name="T5">(</text:span>numberOfTrials<text:span text:style-name="T5">)</text:span></text:p>
      <text:p text:style-name="P27">[</text:p>
      <text:p text:style-name="P27"><text:s text:c="4"/><text:span text:style-name="T27">//Fill the machine to capacity before starting the trial.</text:span></text:p>
      <text:p text:style-name="P27"><text:s text:c="4"/>cansInMachine <text:span text:style-name="T37">:=</text:span> machineCanCapacity;</text:p>
      <text:p text:style-name="P27"><text:s text:c="4"/></text:p>
      <text:p text:style-name="P27"><text:s text:c="4"/>daysToEmptyCounter <text:span text:style-name="T37">:=</text:span> <text:span text:style-name="T7">0</text:span>;</text:p>
      <text:p text:style-name="P27"><text:s text:c="4"/></text:p>
      <text:p text:style-name="P27"><text:s text:c="4"/><text:span text:style-name="T19">Echo</text:span><text:span text:style-name="T5">(</text:span><text:span text:style-name="T39">"New Trial"</text:span><text:span text:style-name="T5">)</text:span>;</text:p>
      <text:p text:style-name="P27"><text:s text:c="4"/></text:p>
      <text:p text:style-name="P27"><text:s text:c="4"/><text:span text:style-name="T27">//Run the simulation in an infinite loop until the machine is empty.</text:span></text:p>
      <text:p text:style-name="P27"><text:s text:c="4"/><text:span text:style-name="T38">Repeat</text:span><text:span text:style-name="T5">()</text:span></text:p>
      <text:p text:style-name="P27"><text:s text:c="4"/>[</text:p>
      <text:p text:style-name="P27"><text:s text:c="8"/><text:span text:style-name="T27">//Simulate a 24 hour period.</text:span></text:p>
      <text:p text:style-name="P27"><text:s text:c="8"/><text:span text:style-name="T38">Repeat</text:span><text:span text:style-name="T5">(</text:span><text:span text:style-name="T7">24</text:span><text:span text:style-name="T5">)</text:span></text:p>
      <text:p text:style-name="P27"><text:s text:c="8"/>[</text:p>
      <text:p text:style-name="P27"><text:s text:c="12"/><text:span text:style-name="T27">//Determine the number of cans which were purchased during this hour.</text:span></text:p>
      <text:p text:style-name="P27"><text:s text:c="12"/>numberOfCansPurchasedThisHour <text:span text:style-name="T37">:=</text:span> <text:span text:style-name="T38">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7">:=</text:span> cansInMachine <text:span text:style-name="T5">-</text:span> numberOfCansPurchasedThisHour;</text:p>
      <text:p text:style-name="P27"><text:s text:c="12"/></text:p>
      <text:p text:style-name="P27"><text:s text:c="12"/><text:span text:style-name="T27">//If the machine has become empty, end the 24 hour simulation.</text:span></text:p>
      <text:p text:style-name="P27"><text:s text:c="12"/><text:span text:style-name="T40">If</text:span><text:span text:style-name="T5">(</text:span>cansInMachine <text:span text:style-name="T5">&lt;=</text:span> <text:span text:style-name="T7">0</text:span>, [cansInMachine <text:span text:style-name="T37">:=</text:span> <text:span text:style-name="T7">0</text:span>; <text:span text:style-name="T38">Break</text:span><text:span text:style-name="T5">()</text:span>;]<text:span text:style-name="T5">)</text:span>;</text:p>
      <text:p text:style-name="P27"><text:s text:c="8"/>];</text:p>
      <text:p text:style-name="P27"><text:s text:c="8"/></text:p>
      <text:p text:style-name="P27"><text:s text:c="8"/></text:p>
      <text:p text:style-name="P27"><text:s text:c="8"/><text:span text:style-name="T19">Echo</text:span><text:span text:style-name="T5">(</text:span><text:span text:style-name="T39">"Day: "</text:span> , </text:p>
      <text:p text:style-name="P27"><text:s text:c="12"/><text:span text:style-name="T38">PadLeft</text:span><text:span text:style-name="T5">(</text:span>daysToEmptyCounter,<text:span text:style-name="T7">2</text:span><text:span text:style-name="T5">)</text:span>, </text:p>
      <text:p text:style-name="P27"><text:s text:c="12"/><text:span text:style-name="T39">" <text:s text:c="2"/>Cans in machine: "</text:span>, </text:p>
      <text:p text:style-name="P27"><text:s text:c="12"/><text:span text:style-name="T38">PadLeft</text:span><text:span text:style-name="T5">(</text:span>cansInMachine,<text:span text:style-name="T7">2</text:span><text:span text:style-name="T5">))</text:span>;</text:p>
      <text:p text:style-name="P27"><text:s text:c="8"/></text:p>
      <text:p text:style-name="P27"><text:s text:c="8"/></text:p>
      <text:p text:style-name="P27"><text:s text:c="8"/><text:span text:style-name="T27">//If the machine has become empty, end this trial.</text:span></text:p>
      <text:p text:style-name="P27"><text:s text:c="8"/><text:span text:style-name="T40">If</text:span><text:span text:style-name="T5">(</text:span>cansInMachine <text:span text:style-name="T5">=</text:span> <text:span text:style-name="T7">0</text:span>, <text:span text:style-name="T38">Break</text:span><text:span text:style-name="T5">())</text:span>;</text:p>
      <text:p text:style-name="P27"><text:s text:c="8"/></text:p>
      <text:p text:style-name="P27"><text:s text:c="8"/><text:span text:style-name="T27">/*</text:span></text:p>
      <text:p text:style-name="P45"><text:soft-page-break/><text:s text:c="9"/>Uncomment the following line to enable restocking.</text:p>
      <text:p text:style-name="P45"><text:s text:c="8"/>*/</text:p>
      <text:p text:style-name="P27"><text:s text:c="8"/><text:span text:style-name="T27">/*</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9">NewLine</text:span><text:span text:style-name="T5">()</text:span>;</text:p>
      <text:p text:style-name="P27"><text:s text:c="4"/></text:p>
      <text:p text:style-name="P27"><text:s text:c="4"/><text:span text:style-name="T27">//Save the days to empty data in a list for later analysis.</text:span></text:p>
      <text:p text:style-name="P27"><text:s text:c="4"/>daysToEmptyList <text:span text:style-name="T37">:=</text:span> <text:span text:style-name="T19">Append</text:span><text:span text:style-name="T5">(</text:span>daysToEmptyList, daysToEmptyCounter<text:span text:style-name="T5">)</text:span>;</text:p>
      <text:p text:style-name="P27"><text:s text:c="4"/></text:p>
      <text:p text:style-name="P27">];</text:p>
      <text:p text:style-name="P46"/>
      <text:p text:style-name="P27"><text:span text:style-name="T19">Echo</text:span><text:span text:style-name="T5">(</text:span><text:span text:style-name="T39">"Days to empty data: "</text:span>, daysToEmptyList<text:span text:style-name="T5">)</text:span>;</text:p>
      <text:p text:style-name="P46"/>
      <text:p text:style-name="P27"><text:span text:style-name="T19">Echo</text:span><text:span text:style-name="T5">(</text:span><text:span text:style-name="T39">"Mean days to empty: "</text:span>, <text:span text:style-name="T19">N</text:span><text:span text:style-name="T5">(</text:span><text:span text:style-name="T38">Mean</text:span><text:span text:style-name="T5">(</text:span>daysToEmptyList<text:span text:style-name="T5">)))</text:span>;</text:p>
      <text:p text:style-name="P27"><text:span text:style-name="T19">Echo</text:span><text:span text:style-name="T5">(</text:span><text:span text:style-name="T39">"Standard deviation: "</text:span>, <text:span text:style-name="T19">N</text:span><text:span text:style-name="T5">(</text:span><text:span text:style-name="T38">StandardDeviation</text:span><text:span text:style-name="T5">(</text:span>daysToEmptyList<text:span text:style-name="T5">)))</text:span>;</text:p>
      <text:p text:style-name="P46"/>
      <text:p text:style-name="P46"/>
      <text:p text:style-name="P39">%/mathpiper<text:bookmark-end text:name="DDE_LINK38"/><text:bookmark-end text:name="DDE_LINK35"/></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oft-page-break/><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text:s text:c="6"/>Standard deviation: 0.69920589886</text:p>
      <text:p text:style-name="P27">. <text:s text:c="2"/><text:span text:style-name="T20">%/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7">:=</text:span> <text:span text:style-name="T7">0</text:span>;</text:p>
      <text:p text:style-name="P46"/>
      <text:p text:style-name="P27">numberOfTrials <text:span text:style-name="T37">:=</text:span> <text:span text:style-name="T7">40</text:span>;</text:p>
      <text:p text:style-name="P46"/>
      <text:p text:style-name="P27"><text:span text:style-name="T38">Repeat</text:span><text:span text:style-name="T5">(</text:span>numberOfTrials<text:span text:style-name="T5">)</text:span></text:p>
      <text:p text:style-name="P27">[</text:p>
      <text:p text:style-name="P27"><text:s text:c="4"/>deck <text:span text:style-name="T37">:=</text:span> <text:span text:style-name="T38">ShuffledDeckNoSuits</text:span><text:span text:style-name="T5">()</text:span>;</text:p>
      <text:p text:style-name="P27"><text:s text:c="4"/></text:p>
      <text:p text:style-name="P27"><text:s text:c="4"/>hand <text:span text:style-name="T37">:=</text:span> <text:span text:style-name="T19">Take</text:span><text:span text:style-name="T5">(</text:span>deck,<text:span text:style-name="T7">5</text:span><text:span text:style-name="T5">)</text:span>;</text:p>
      <text:p text:style-name="P27"><text:soft-page-break/><text:s text:c="4"/></text:p>
      <text:p text:style-name="P27"><text:s text:c="4"/><text:span text:style-name="T40">Write</text:span><text:span text:style-name="T5">(</text:span>hand<text:span text:style-name="T5">)</text:span>;</text:p>
      <text:p text:style-name="P27"><text:s text:c="4"/></text:p>
      <text:p text:style-name="P27"><text:s text:c="4"/>handPairCount <text:span text:style-name="T37">:=</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40">If</text:span><text:span text:style-name="T5">(</text:span><text:span text:style-name="T19">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40">If</text:span><text:span text:style-name="T5">(</text:span>handPairCount <text:span text:style-name="T5">=</text:span> <text:span text:style-name="T7">1</text:span>, [pairsCount<text:span text:style-name="T5">++</text:span>; <text:span text:style-name="T40">WriteString</text:span><text:span text:style-name="T5">(</text:span><text:span text:style-name="T39">" - pair"</text:span><text:span text:style-name="T5">)</text:span>;]<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Number of trials: "</text:span>, numberOfTrials<text:span text:style-name="T5">)</text:span>;</text:p>
      <text:p text:style-name="P27"><text:span text:style-name="T19">Echo</text:span><text:span text:style-name="T5">(</text:span><text:span text:style-name="T39">"Probability of receiving a single pair: "</text:span>, </text:p>
      <text:p text:style-name="P27"><text:s text:c="4"/><text:span text:style-name="T19">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oft-page-break/><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6">. <text:s text:c="2"/>%/output</text:p>
      <text:h text:style-name="P97" text:outline-level="2">The Probability Of Obtaining Two Pairs Vs. Three Of A Kind In Cards</text:h>
      <text:p text:style-name="P24"/>
      <text:p text:style-name="P39">%mathpiper,title-"Cards: two pairs vs. three of a kind."</text:p>
      <text:p text:style-name="P46"/>
      <text:p text:style-name="P27">pairsCount <text:span text:style-name="T37">:=</text:span> <text:span text:style-name="T7">0</text:span>;</text:p>
      <text:p text:style-name="P46"/>
      <text:p text:style-name="P27">threeOfAKindCount <text:span text:style-name="T37">:=</text:span> <text:span text:style-name="T7">0</text:span>;</text:p>
      <text:p text:style-name="P46"/>
      <text:p text:style-name="P27">numberOfTrials <text:span text:style-name="T37">:=</text:span> <text:span text:style-name="T7">1000</text:span>;</text:p>
      <text:p text:style-name="P46"/>
      <text:p text:style-name="P27"><text:span text:style-name="T38">Repeat</text:span><text:span text:style-name="T5">(</text:span>numberOfTrials<text:span text:style-name="T5">)</text:span></text:p>
      <text:p text:style-name="P27">[</text:p>
      <text:p text:style-name="P27"><text:s text:c="4"/>deck <text:span text:style-name="T37">:=</text:span> <text:span text:style-name="T38">ShuffledDeckNoSuits</text:span><text:span text:style-name="T5">()</text:span>;</text:p>
      <text:p text:style-name="P46"/>
      <text:p text:style-name="P27"><text:s text:c="4"/>hand <text:span text:style-name="T37">:=</text:span> <text:span text:style-name="T19">Take</text:span><text:span text:style-name="T5">(</text:span>deck, <text:span text:style-name="T7">5</text:span><text:span text:style-name="T5">)</text:span>;</text:p>
      <text:p text:style-name="P27"><text:s text:c="4"/></text:p>
      <text:p text:style-name="P27"><text:s text:c="4"/><text:span text:style-name="T27">//Echo(hand);</text:span></text:p>
      <text:p text:style-name="P27"><text:s text:c="4"/></text:p>
      <text:p text:style-name="P27"><text:s text:c="4"/>handPairCount <text:span text:style-name="T37">:=</text:span> <text:span text:style-name="T7">0</text:span>;</text:p>
      <text:p text:style-name="P27"><text:s text:c="4"/></text:p>
      <text:p text:style-name="P27"><text:s text:c="4"/>handThreeOfAKindCount <text:span text:style-name="T37">:=</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40">If</text:span><text:span text:style-name="T5">(</text:span><text:span text:style-name="T19">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0">If</text:span><text:span text:style-name="T5">(</text:span><text:span text:style-name="T19">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40">If</text:span><text:span text:style-name="T5">(</text:span>handPairCount <text:span text:style-name="T5">=</text:span> <text:span text:style-name="T7">2</text:span>, pairsCount<text:span text:style-name="T5">++)</text:span>;</text:p>
      <text:p text:style-name="P27"><text:s text:c="4"/></text:p>
      <text:p text:style-name="P27"><text:s text:c="4"/><text:span text:style-name="T40">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9">Echo</text:span><text:span text:style-name="T5">(</text:span><text:span text:style-name="T39">"Probability of two pairs: "</text:span>, <text:span text:style-name="T19">N</text:span><text:span text:style-name="T5">(</text:span>pairsCount<text:span text:style-name="T5">/</text:span>numberOfTrials<text:span text:style-name="T5">)</text:span> <text:span text:style-name="T5">)</text:span>;</text:p>
      <text:p text:style-name="P27"><text:span text:style-name="T19">Echo</text:span><text:span text:style-name="T5">(</text:span><text:span text:style-name="T39">"Probability of three of a kind: "</text:span>, </text:p>
      <text:p text:style-name="P27"><text:s text:c="4"/><text:span text:style-name="T19">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oft-page-break/><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Probability of two pairs: 0.071 </text:p>
      <text:p text:style-name="P27"><text:s text:c="6"/>Probability of three of a kind: 0.025</text:p>
      <text:p text:style-name="P63"><text:span text:style-name="T1">. <text:s text:c="2"/></text:span><text:span text:style-name="T26">%/output</text:span></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9">North (0,1)</text:p>
      <text:p text:style-name="P69">South (0,-1)</text:p>
      <text:p text:style-name="P69">East (1,0)</text:p>
      <text:p text:style-name="P69">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7">:=</text:span> <text:span text:style-name="T5">{</text:span><text:span text:style-name="T7">2</text:span>,<text:span text:style-name="T7">1</text:span><text:span text:style-name="T5">}</text:span>;</text:p>
      <text:p text:style-name="P46"/>
      <text:p text:style-name="P27">successCount <text:span text:style-name="T37">:=</text:span> <text:span text:style-name="T7">0</text:span>;</text:p>
      <text:p text:style-name="P46"/>
      <text:p text:style-name="P27">numberOfTrials <text:span text:style-name="T37">:=</text:span> <text:span text:style-name="T7">40</text:span>;</text:p>
      <text:p text:style-name="P46"/>
      <text:p text:style-name="P27">numberOfSteps <text:span text:style-name="T37">:=</text:span> <text:span text:style-name="T7">12</text:span>;</text:p>
      <text:p text:style-name="P46"/>
      <text:p text:style-name="P27"><text:span text:style-name="T38">Repeat</text:span><text:span text:style-name="T5">(</text:span>numberOfTrials<text:span text:style-name="T5">)</text:span></text:p>
      <text:p text:style-name="P27">[</text:p>
      <text:p text:style-name="P27"><text:s text:c="4"/>currentPosition <text:span text:style-name="T37">:=</text:span> <text:span text:style-name="T5">{</text:span><text:span text:style-name="T7">0</text:span>,<text:span text:style-name="T7">0</text:span><text:span text:style-name="T5">}</text:span>;</text:p>
      <text:p text:style-name="P27"><text:s text:c="4"/></text:p>
      <text:p text:style-name="P27"><text:s text:c="4"/>walkPath <text:span text:style-name="T37">:=</text:span> <text:span text:style-name="T5">{}</text:span>;</text:p>
      <text:p text:style-name="P27"><text:s text:c="4"/></text:p>
      <text:p text:style-name="P27"><text:s text:c="4"/><text:span text:style-name="T38">Repeat</text:span><text:span text:style-name="T5">(</text:span>numberOfSteps<text:span text:style-name="T5">)</text:span></text:p>
      <text:p text:style-name="P27"><text:s text:c="4"/>[</text:p>
      <text:p text:style-name="P27"><text:s text:c="8"/><text:bookmark-start text:name="DDE_LINK41"/>step<text:span text:style-name="T37">:=</text:span> <text:span text:style-name="T38">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7">:=</text:span> currentPosition <text:span text:style-name="T5">+</text:span> step;</text:p>
      <text:p text:style-name="P27"><text:s text:c="8"/></text:p>
      <text:p text:style-name="P27"><text:s text:c="8"/>walkPath <text:span text:style-name="T37">:=</text:span> <text:span text:style-name="T19">Append</text:span><text:span text:style-name="T5">(</text:span>walkPath, currentPosition<text:span text:style-name="T5">)</text:span>;</text:p>
      <text:p text:style-name="P27"><text:s text:c="4"/>];</text:p>
      <text:p text:style-name="P27"><text:soft-page-break/><text:s text:c="4"/></text:p>
      <text:p text:style-name="P27"><text:s text:c="4"/><text:span text:style-name="T40">Write</text:span><text:span text:style-name="T5">(</text:span>walkPath<text:span text:style-name="T5">)</text:span>;</text:p>
      <text:p text:style-name="P27"><text:s text:c="4"/></text:p>
      <text:p text:style-name="P27"><text:s text:c="4"/><text:span text:style-name="T40">If</text:span><text:span text:style-name="T5">(</text:span><text:span text:style-name="T19">Contains</text:span><text:span text:style-name="T5">(</text:span>walkPath, targetPosition<text:span text:style-name="T5">)</text:span>, </text:p>
      <text:p text:style-name="P27"><text:s text:c="8"/>[successCount<text:span text:style-name="T5">++</text:span>; <text:span text:style-name="T40">WriteString</text:span><text:span text:style-name="T5">(</text:span><text:span text:style-name="T39">" - Success"</text:span><text:span text:style-name="T5">)</text:span>;]<text:span text:style-name="T5">)</text:span>;</text:p>
      <text:p text:style-name="P27"><text:s text:c="8"/></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Number of trials: "</text:span>, numberOfTrials<text:span text:style-name="T5">)</text:span>;</text:p>
      <text:p text:style-name="P27"><text:span text:style-name="T19">Echo</text:span><text:span text:style-name="T5">(</text:span><text:span text:style-name="T39">"The last walk path: "</text:span>, walkPath<text:span text:style-name="T5">)</text:span>;</text:p>
      <text:p text:style-name="P27"><text:span text:style-name="T19">Echo</text:span><text:span text:style-name="T5">(</text:span><text:span text:style-name="T39">"Number of successes: "</text:span>, successCount<text:span text:style-name="T5">)</text:span>;</text:p>
      <text:p text:style-name="P27"><text:span text:style-name="T19">Echo</text:span><text:span text:style-name="T5">(</text:span><text:span text:style-name="T39">"Probability of a success: "</text:span>, <text:span text:style-name="T19">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soft-page-break/><text:tab/>Number of successes: 11 </text:p>
      <text:p text:style-name="P27"><text:s text:c="6"/>Probability of a success: 0.275</text:p>
      <text:p text:style-name="P64">. <text:s text:c="2"/><text:span text:style-name="T20">%/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3" draw:name="graphics32" text:anchor-type="paragraph" svg:width="3.4634in" svg:height="2.0535in" draw:z-index="89"><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text:soft-page-break/>%/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98" text:outline-level="3">Exercise 1</text:h>
      <text:p text:style-name="P48">In a room full of 15 people, what is the probability that at least two of them will have the same zodiac sign?</text:p>
      <text:h text:style-name="P98"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text:p>
      <text:p text:style-name="P48"/>
      <text:p text:style-name="P48"><text:soft-page-break/></text:p>
      <text:p text:style-name="P48"/>
      <text:p text:style-name="P48"/>
      <text:p text:style-name="P48"/>
      <text:p text:style-name="P48"/>
      <text:p text:style-name="P48"/>
      <text:p text:style-name="P48"/>
      <text:p text:style-name="P48"/>
      <text:p text:style-name="P48"/>
      <text:p text:style-name="P9">THE CONTENT BELOW THIS LINE IS IN DEVELOPMENT</text:p>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1">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8">In this formula, <text:span text:style-name="T35">d</text:span>, <text:span text:style-name="T35">v</text:span>, and <text:span text:style-name="T35">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7">:=</text:span> <text:span text:style-name="T7">55</text:span>.<text:span text:style-name="T7">0</text:span>; <text:span text:style-name="T27">//Miles per hour.</text:span></text:p>
      <text:p text:style-name="P46"/>
      <text:p text:style-name="P27">t <text:span text:style-name="T37">:=</text:span> <text:span text:style-name="T7">1</text:span>.<text:span text:style-name="T7">0</text:span>; <text:span text:style-name="T27">//Hour.</text:span></text:p>
      <text:p text:style-name="P46"/>
      <text:p text:style-name="P27">d <text:span text:style-name="T37">:=</text:span> v<text:span text:style-name="T5">*</text:span>t;</text:p>
      <text:p text:style-name="P46"/>
      <text:p text:style-name="P27"><text:span text:style-name="T19">Echo</text:span><text:span text:style-name="T5">(</text:span><text:span text:style-name="T39">"The speed of the car is "</text:span>, v, <text:span text:style-name="T39">"miles per hour."</text:span><text:span text:style-name="T5">)</text:span>;</text:p>
      <text:p text:style-name="P27"><text:span text:style-name="T19">Echo</text:span><text:span text:style-name="T5">(</text:span><text:span text:style-name="T39">"The amount of time the car has been traveling at this speed is "</text:span>, t, <text:span text:style-name="T39">"hour."</text:span><text:span text:style-name="T5">)</text:span>;</text:p>
      <text:p text:style-name="P27"><text:span text:style-name="T19">Echo</text:span><text:span text:style-name="T5">(</text:span><text:span text:style-name="T39">"Therefore, the distance traveled is "</text:span>, d, <text:span text:style-name="T39">"mile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4">. <text:s text:c="2"/><text:span text:style-name="T20">%/output</text:span></text:p>
      <text:p text:style-name="P48"><text:span text:style-name="T45">As indicated in the </text:span><text:span text:style-name="T45"><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5">diagram, all values on the </text:span><text:span text:style-name="T6">right</text:span><text:span text:style-name="T45"> side of the = sign </text:span><text:span text:style-name="T6">must be known</text:span><text:span text:style-name="T45">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5">.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configuring Jump Points With The == Operator And The Solve() Function</text:h>
      <text:p text:style-name="Text_20_body"><text:span text:style-name="T12">In the previous section, the formula "jump point"</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pan text:style-name="T14">the distance pattern</text:span><text:span text:style-name="T12"> and we </text:span><text:span text:style-name="T15">want to </text:span><text:span text:style-name="T14">navigate to the location of the speed </text:span><text:soft-page-break/><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14">solving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1">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26"><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5" draw:name="Object93" text:anchor-type="as-char" svg:width="0.4457in" svg:height="0.1984in" draw:z-index="127"><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 operator. <text:s/>The result that is returned by Solve() is a symbolic equation which is also in text form and in this case it is </text:span><text:span text:style-name="T20">v==d/t</text:span><text:span text:style-name="T12"> . <text:s/>The result is returned in a </text:span><text:span text:style-name="T14">list</text:span><text:span text:style-name="T12">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28"><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resultList</text:span><text:span text:style-name="T12"> and then the solution is obtained from this list and assigned to the variable </text:span><text:span text:style-name="T14">solution</text:span><text:span text:style-name="T15">:</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29"><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3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text:soft-page-break/></text:p>
      <text:h text:style-name="P97" text:outline-level="2">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3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4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9"><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f of t equals 55 times t." <text:s/>Since we are currently only interested in using this function when the speed of the car is 55 miles-per-hour, we simply use the constant </text:span><text:span text:style-name="T14">55</text:span><text:span text:style-name="T12"> in place of the variable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text:soft-page-break/>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5">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99"><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text:soft-page-break/>domainList <text:span text:style-name="T37">:=</text:span> <text:span text:style-name="T7">0</text:span> .. <text:span text:style-name="T7">10</text:span>;</text:p>
      <text:p text:style-name="P46"/>
      <text:p text:style-name="P27">rangeList <text:span text:style-name="T37">:=</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7">:=</text:span> <text:span text:style-name="T19">Append</text:span><text:span text:style-name="T5">(</text:span>rangeList, <text:span text:style-name="T38">f</text:span><text:span text:style-name="T5">(</text:span>domainValue<text:span text:style-name="T5">))</text:span>;</text:p>
      <text:p text:style-name="P27">];</text:p>
      <text:p text:style-name="P46"/>
      <text:p text:style-name="P27"><text:bookmark-start text:name="DDE_LINK20"/><text:span text:style-name="T19">Echo</text:span><text:span text:style-name="T5">(</text:span><text:span text:style-name="T39">"The function f(t) = "</text:span>, <text:span text:style-name="T38">f</text:span><text:span text:style-name="T5">(</text:span>t<text:span text:style-name="T5">))</text:span>;</text:p>
      <text:p text:style-name="P27"><text:span text:style-name="T19">Echo</text:span><text:span text:style-name="T5">(</text:span><text:span text:style-name="T39">"The function's domain is: "</text:span>, domainList<text:span text:style-name="T5">)</text:span>;</text:p>
      <text:p text:style-name="P27"><text:span text:style-name="T19">Echo</text:span><text:span text:style-name="T5">(</text:span><text:span text:style-name="T39">"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4">. <text:s text:c="2"/><text:span text:style-name="T20">%/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5">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5">them</text:span> with their respective <text:span text:style-name="T6">range values</text:span>, and then <text:span text:style-name="T6">show each pair as a </text:span><text:span text:style-name="T6">graphic point</text:span> on a two dimensional graphical background. <text:s/>Each point's <text:span text:style-name="T6">domain value, range value pair</text:span> is called its <text:span text:style-name="T6">coordinates</text:span><text:span text:style-name="T45"> and these coordinates determine where a given point is located on the plot.</text:span> <text:s/>In mathematical notation, the coordinates of a point are often placed inside of <text:span text:style-name="T6">parentheses</text:span> like this:</text:p>
      <text:p text:style-name="P50"><text:soft-page-break/>(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0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domainList <text:span text:style-name="T37">:=</text:span> <text:span text:style-name="T7">0</text:span> .. <text:span text:style-name="T7">10</text:span>;</text:p>
      <text:p text:style-name="P46"/>
      <text:p text:style-name="P27">rangeList <text:span text:style-name="T37">:=</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7">:=</text:span> <text:span text:style-name="T19">Append</text:span><text:span text:style-name="T5">(</text:span>rangeList, <text:span text:style-name="T38">f</text:span><text:span text:style-name="T5">(</text:span>domainValue<text:span text:style-name="T5">))</text:span>;</text:p>
      <text:p text:style-name="P27">];</text:p>
      <text:p text:style-name="P46"/>
      <text:p text:style-name="P27"><text:span text:style-name="T19">Echo</text:span><text:span text:style-name="T5">(</text:span><text:span text:style-name="T39">"The function f(t) = "</text:span>, <text:span text:style-name="T38">f</text:span><text:span text:style-name="T5">(</text:span>t<text:span text:style-name="T5">))</text:span>;</text:p>
      <text:p text:style-name="P27"><text:span text:style-name="T19">Echo</text:span><text:span text:style-name="T5">(</text:span><text:span text:style-name="T39">"The function's domain is: "</text:span>, domainList<text:span text:style-name="T5">)</text:span>;</text:p>
      <text:p text:style-name="P27"><text:span text:style-name="T19">Echo</text:span><text:span text:style-name="T5">(</text:span><text:span text:style-name="T39">"The function's range is: "</text:span>, rangeList<text:span text:style-name="T5">)</text:span>;</text:p>
      <text:p text:style-name="P46"/>
      <text:p text:style-name="P27"><text:span text:style-name="T38">ScatterPlot</text:span><text:span text:style-name="T5">({</text:span>domainList, rangeList<text:span text:style-name="T5">}</text:span>, </text:p>
      <text:p text:style-name="P27"><text:s text:c="4"/>title <text:span text:style-name="T5">-&gt;</text:span> <text:span text:style-name="T39">"Plot Of Function f(t) = 55*t"</text:span>, </text:p>
      <text:p text:style-name="P27"><text:s text:c="4"/>xAxisLabel <text:span text:style-name="T5">-&gt;</text:span> <text:span text:style-name="T39">"Domain: Hours"</text:span>, </text:p>
      <text:p text:style-name="P27"><text:s text:c="4"/>yAxisLabel <text:span text:style-name="T5">-&gt;</text:span> <text:span text:style-name="T39">"Range: Miles Traveled"</text:span>, </text:p>
      <text:p text:style-name="P27"><text:s text:c="4"/>series1Title <text:span text:style-name="T5">-&gt;</text:span> <text:span text:style-name="T40">String</text:span><text:span text:style-name="T5">(</text:span><text:span text:style-name="T40">Length</text:span><text:span text:style-name="T5">(</text:span>domainList<text:span text:style-name="T5">))</text:span>:<text:span text:style-name="T39">" plotted points"</text:span><text:span text:style-name="T5">)</text:span>;</text:p>
      <text:p text:style-name="P46"><text:soft-page-break/></text:p>
      <text:p text:style-name="P39">%/mathpiper</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4"><text:bookmark-start text:name="DDE_LINK21"/><text:span text:style-name="T53">. <text:s text:c="2"/></text:span><text:span text:style-name="T21">%/output</text:span><text:bookmark-end text:name="DDE_LINK21"/></text:p>
      <text:p text:style-name="P48">In this program, <text:span text:style-name="T6">ScatterPlot()</text:span> takes a <text:span text:style-name="T6">list</text:span> as its first argument. <text:s/>The list <text:span text:style-name="T45">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text:soft-page-break/>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text:soft-page-break/></text:p>
      <text:p text:style-name="P27">beginValue <text:span text:style-name="T37">:=</text:span> <text:span text:style-name="T7">0</text:span>;</text:p>
      <text:p text:style-name="P46"/>
      <text:p text:style-name="P27">endValue <text:span text:style-name="T37">:=</text:span> <text:span text:style-name="T7">10</text:span>;</text:p>
      <text:p text:style-name="P46"/>
      <text:p text:style-name="P27">stepAmount <text:span text:style-name="T37">:=</text:span> <text:span text:style-name="T7">1</text:span>;</text:p>
      <text:p text:style-name="P46"/>
      <text:p text:style-name="P27">domainList <text:span text:style-name="T37">:=</text:span> <text:span text:style-name="T19">Table</text:span><text:span text:style-name="T5">(</text:span>x,x,beginValue,endValue,stepAmount<text:span text:style-name="T5">)</text:span>;</text:p>
      <text:p text:style-name="P46"/>
      <text:p text:style-name="P27">rangeList <text:span text:style-name="T37">:=</text:span> <text:span text:style-name="T19">Table</text:span><text:span text:style-name="T5">(</text:span><text:span text:style-name="T38">f</text:span><text:span text:style-name="T5">(</text:span>t<text:span text:style-name="T5">)</text:span>,t,beginValue,endValue,stepAmount<text:span text:style-name="T5">)</text:span>;</text:p>
      <text:p text:style-name="P46"/>
      <text:p text:style-name="P27"><text:span text:style-name="T19">Echo</text:span><text:span text:style-name="T5">(</text:span><text:span text:style-name="T39">"The function f(t) = "</text:span>, <text:span text:style-name="T38">f</text:span><text:span text:style-name="T5">(</text:span>t<text:span text:style-name="T5">))</text:span>;</text:p>
      <text:p text:style-name="P27"><text:span text:style-name="T19">Echo</text:span><text:span text:style-name="T5">(</text:span><text:span text:style-name="T39">"The function's domain is: "</text:span>, domainList<text:span text:style-name="T5">)</text:span>;</text:p>
      <text:p text:style-name="P27"><text:span text:style-name="T19">Echo</text:span><text:span text:style-name="T5">(</text:span><text:span text:style-name="T39">"The function's range is: "</text:span>, rangeList<text:span text:style-name="T5">)</text:span>;</text:p>
      <text:p text:style-name="P46"/>
      <text:p text:style-name="P27"><text:span text:style-name="T38">ScatterPlot</text:span><text:span text:style-name="T5">({</text:span>domainList,rangeList<text:span text:style-name="T5">}</text:span>, </text:p>
      <text:p text:style-name="P27"><text:s text:c="4"/>title <text:span text:style-name="T5">-&gt;</text:span> <text:span text:style-name="T39">"Plot Of Function f(t) = 55*t"</text:span>, </text:p>
      <text:p text:style-name="P27"><text:s text:c="4"/>xAxisLabel <text:span text:style-name="T5">-&gt;</text:span> <text:span text:style-name="T39">"Domain: Hours"</text:span>, </text:p>
      <text:p text:style-name="P27"><text:s text:c="4"/>yAxisLabel <text:span text:style-name="T5">-&gt;</text:span> <text:span text:style-name="T39">"Range: Miles Traveled"</text:span>, </text:p>
      <text:p text:style-name="P27"><text:s text:c="4"/>series1Title <text:span text:style-name="T5">-&gt;</text:span> <text:span text:style-name="T40">String</text:span><text:span text:style-name="T5">(</text:span><text:span text:style-name="T40">Length</text:span><text:span text:style-name="T5">(</text:span>domainList<text:span text:style-name="T5">))</text:span>:<text:span text:style-name="T39">" plotted points"</text:span><text:span text:style-name="T5">)</text:span>;</text:p>
      <text:p text:style-name="P46"/>
      <text:p text:style-name="P39">%/mathpiper<text:bookmark-end text:name="DDE_LINK19"/></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8" text:outline-level="3">Generating More Accurate Plots With Table() And ScatterPlot()</text:h>
      <text:p text:style-name="P48">The plots of the function<draw:frame draw:style-name="fr5" draw:name="Object103" text:anchor-type="as-char" svg:width="0.7366in" svg:height="0.2008in" draw:z-index="14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4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8">f</text:span><text:span text:style-name="T5">(</text:span>t<text:span text:style-name="T5">)</text:span> <text:span text:style-name="T37">:=</text:span> <text:span text:style-name="T7">55</text:span> <text:span text:style-name="T5">*</text:span> t;</text:p>
      <text:p text:style-name="P46"/>
      <text:p text:style-name="P27"><text:span text:style-name="T19">Plot2D</text:span><text:span text:style-name="T5">(</text:span><text:span text:style-name="T38">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0},<text:span text:style-name="T41">{</text:span><text:span text:style-name="T7">0.4166666668</text:span><text:span text:style-name="T41">,</text:span><text:span text:style-name="T20">22.91666667</text:span><text:span text:style-name="T41">}</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0">%/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4"> </text:span><text:span text:style-name="T44">{</text:span><text:span text:style-name="T11">0.4166666668</text:span><text:span text:style-name="T44">,</text:span><text:span text:style-name="T25">22.91666667</text:span><text:span text:style-name="T44">}</text:span><text:span text:style-name="T54">. <text:s/>Also notice that the domain values are </text:span><text:span text:style-name="T55">not integers</text:span><text:span text:style-name="T54">, but rather they are </text:span><text:span text:style-name="T55">real numbers</text:span><text:span text:style-name="T54"> which have been selected because they will produce a plot with </text:span><text:span text:style-name="T55">no gaps</text:span><text:span text:style-name="T54"> visible between the points.</text:span></text:p>
      <text:p text:style-name="Text_20_body"><text:span text:style-name="T54">Finally, the option </text:span><text:span text:style-name="T55">output</text:span><text:span text:style-name="T54"> has been set to </text:span><text:span text:style-name="T55">data</text:span><text:span text:style-name="T54"> to have Plot2D() </text:span><text:span text:style-name="T55">print</text:span><text:span text:style-name="T54">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4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text:span text:style-name="T19">Plot2D</text:span><text:span text:style-name="T5">(</text:span><text:span text:style-name="T38">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4">. <text:s text:c="2"/><text:span text:style-name="T20">%/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8">f</text:span><text:span text:style-name="T5">(</text:span>t<text:span text:style-name="T5">)</text:span> <text:span text:style-name="T37">:=</text:span> <text:span text:style-name="T7">55</text:span> <text:span text:style-name="T5">*</text:span> t;</text:p>
      <text:p text:style-name="P46"/>
      <text:p text:style-name="P27"><text:span text:style-name="T19">Plot2D</text:span><text:span text:style-name="T5">(</text:span><text:span text:style-name="T38">f</text:span><text:span text:style-name="T5">(</text:span>t<text:span text:style-name="T5">)</text:span>,<text:span text:style-name="T7">0</text:span>:<text:span text:style-name="T7">10</text:span>,</text:p>
      <text:p text:style-name="P27"><text:s text:c="4"/>title <text:span text:style-name="T5">-&gt;</text:span> <text:span text:style-name="T39">"Plot Of Function f(t) = 55*t"</text:span>, </text:p>
      <text:p text:style-name="P27"><text:s text:c="4"/>xAxisLabel <text:span text:style-name="T5">-&gt;</text:span> <text:span text:style-name="T39">"Domain: Hours"</text:span>, </text:p>
      <text:p text:style-name="P27"><text:s text:c="4"/>yAxisLabel <text:span text:style-name="T5">-&gt;</text:span> <text:span text:style-name="T39">"Range: Miles Traveled"</text:span>, </text:p>
      <text:p text:style-name="P27"><text:s text:c="4"/>series1Title <text:span text:style-name="T5">-&gt;</text:span> <text:span text:style-name="T39">"Enough plotted points to display a solid lin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4">. <text:s text:c="2"/><text:span text:style-name="T20">%/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4"><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5" draw:name="Object110" text:anchor-type="as-char" svg:width="0.7366in" svg:height="0.2008in" draw:z-index="145"><draw:object xlink:href="./Object 111" xlink:type="simple" xlink:show="embed" xlink:actuate="onLoad"/><draw:image xlink:href="./ObjectReplacements/Object 111" xlink:type="simple" xlink:show="embed" xlink:actuate="onLoad"/></draw:frame></text:span><text:span text:style-name="T45">was developed from the formula</text:span><draw:frame draw:style-name="fr5" draw:name="Object109" text:anchor-type="as-char" svg:width="0.4457in" svg:height="0.1984in" draw:z-index="14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5">t</text:span> can be set to and the <text:span text:style-name="T6">range axis</text:span> indicates the <text:span text:style-name="T6">distance</text:span> values that the <text:span text:style-name="T6">dependent variable</text:span> <text:span text:style-name="T35">d</text:span> can have. <text:s/>But what about the <text:span text:style-name="T6">speed</text:span> variable <text:span text:style-name="T35">v</text:span><text:span text:style-name="T48">,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5" draw:name="Object114" text:anchor-type="as-char" svg:width="0.6602in" svg:height="0.4217in" draw:z-index="147"><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text:span text:style-name="T6">domain</text:spa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text:span text:style-name="T6">range</text:span>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31"><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99"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9">2</text:span> and the range axis <text:span text:style-name="T6">rise</text:span> between the two points is <text:span text:style-name="T43">110</text:span>. <text:s/>Here is the calculation of the <text:span text:style-name="T6">slope</text:span> of the line:</text:p>
      <text:p text:style-name="P48"/>
      <text:p text:style-name="P50"><draw:frame draw:style-name="fr5" draw:name="Object112" text:anchor-type="as-char" svg:width="2.6201in" svg:height="0.711in" draw:z-index="132"><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33"><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beginValue <text:span text:style-name="T37">:=</text:span> <text:span text:style-name="T7">0</text:span>;</text:p>
      <text:p text:style-name="P46"/>
      <text:p text:style-name="P27">endValue <text:span text:style-name="T37">:=</text:span> <text:span text:style-name="T7">10</text:span>;</text:p>
      <text:p text:style-name="P46"/>
      <text:p text:style-name="P27">stepAmount <text:span text:style-name="T37">:=</text:span> <text:span text:style-name="T7">1</text:span>;</text:p>
      <text:p text:style-name="P46"/>
      <text:p text:style-name="P45">//Create the points list and print it.</text:p>
      <text:p text:style-name="P27">pointsList <text:span text:style-name="T37">:=</text:span> <text:span text:style-name="T19">Table</text:span><text:span text:style-name="T5">({</text:span>t,<text:span text:style-name="T38">f</text:span><text:span text:style-name="T5">(</text:span>t<text:span text:style-name="T5">)}</text:span>,t,beginValue,endValue,stepAmount<text:span text:style-name="T5">)</text:span>;</text:p>
      <text:p text:style-name="P27"/>
      <text:p text:style-name="P27"><text:span text:style-name="T19">Echo</text:span><text:span text:style-name="T5">(</text:span><text:span text:style-name="T39">"The "</text:span>,<text:span text:style-name="T40">String</text:span><text:span text:style-name="T5">(</text:span><text:span text:style-name="T40">Length</text:span><text:span text:style-name="T5">(</text:span>pointsList<text:span text:style-name="T5">))</text:span>,<text:span text:style-name="T39">" points in the plot:"</text:span><text:span text:style-name="T5">)</text:span>;</text:p>
      <text:p text:style-name="P27"/>
      <text:p text:style-name="P27"><text:span text:style-name="T19">TableForm</text:span><text:span text:style-name="T5">(</text:span>pointsList<text:span text:style-name="T5">)</text:span>;</text:p>
      <text:p text:style-name="P46"/>
      <text:p text:style-name="P27"><text:span text:style-name="T19">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8">Repeat</text:span><text:span text:style-name="T5">(</text:span><text:span text:style-name="T7">8</text:span><text:span text:style-name="T5">)</text:span></text:p>
      <text:p text:style-name="P27">[</text:p>
      <text:p text:style-name="P27"><text:s text:c="4"/><text:span text:style-name="T27">//Randomly select two unique points from pointsList.</text:span></text:p>
      <text:p text:style-name="P27"><text:s text:c="4"/>randomIndex1 <text:span text:style-name="T37">:=</text:span> <text:span text:style-name="T7">0</text:span>;</text:p>
      <text:p text:style-name="P27"><text:s text:c="4"/></text:p>
      <text:p text:style-name="P27"><text:soft-page-break/><text:s text:c="4"/>randomIndex2 <text:span text:style-name="T37">:=</text:span> <text:span text:style-name="T7">0</text:span>;</text:p>
      <text:p text:style-name="P27"><text:s text:c="4"/></text:p>
      <text:p text:style-name="P27"><text:s text:c="4"/><text:span text:style-name="T40">While</text:span><text:span text:style-name="T5">(</text:span>randomIndex1 <text:span text:style-name="T5">=</text:span> randomIndex2<text:span text:style-name="T5">)</text:span></text:p>
      <text:p text:style-name="P27"><text:s text:c="4"/>[</text:p>
      <text:p text:style-name="P27"><text:s text:c="8"/>randomIndex1 <text:span text:style-name="T37">:=</text:span> <text:span text:style-name="T38">RandomInteger</text:span><text:span text:style-name="T5">(</text:span><text:span text:style-name="T40">Length</text:span><text:span text:style-name="T5">(</text:span>pointsList<text:span text:style-name="T5">))</text:span>;</text:p>
      <text:p text:style-name="P27"><text:s text:c="8"/></text:p>
      <text:p text:style-name="P27"><text:s text:c="8"/>randomIndex2 <text:span text:style-name="T37">:=</text:span> <text:span text:style-name="T38">RandomInteger</text:span><text:span text:style-name="T5">(</text:span><text:span text:style-name="T40">Length</text:span><text:span text:style-name="T5">(</text:span>pointsList<text:span text:style-name="T5">))</text:span>;</text:p>
      <text:p text:style-name="P27"><text:s text:c="4"/>];</text:p>
      <text:p text:style-name="P46"/>
      <text:p text:style-name="P27"><text:s text:c="4"/>point1 <text:span text:style-name="T37">:=</text:span> pointsList[randomIndex1];</text:p>
      <text:p text:style-name="P27"><text:s/></text:p>
      <text:p text:style-name="P27"><text:s text:c="4"/>point2 <text:span text:style-name="T37">:=</text:span> pointsList[randomIndex2];</text:p>
      <text:p text:style-name="P27"><text:s text:c="4"/></text:p>
      <text:p text:style-name="P27"><text:s text:c="4"/></text:p>
      <text:p text:style-name="P27"><text:s text:c="4"/></text:p>
      <text:p text:style-name="P27"><text:s text:c="4"/><text:span text:style-name="T27">//Make sure that the point with the smallest domain value is placed in point1.</text:span></text:p>
      <text:p text:style-name="P27"><text:s text:c="4"/><text:span text:style-name="T40">If</text:span><text:span text:style-name="T5">(</text:span>point1[<text:span text:style-name="T7">1</text:span>] <text:span text:style-name="T5">&gt;</text:span> point2[<text:span text:style-name="T7">1</text:span>], [tmp <text:span text:style-name="T37">:=</text:span> point1; point1 <text:span text:style-name="T37">:=</text:span> point2; point2 <text:span text:style-name="T37">:=</text:span> tmp;]<text:span text:style-name="T5">)</text:span>;</text:p>
      <text:p text:style-name="P46"/>
      <text:p text:style-name="P27"><text:s text:c="4"/></text:p>
      <text:p text:style-name="P27"><text:s text:c="4"/><text:span text:style-name="T19">Echo</text:span><text:span text:style-name="T5">(</text:span><text:span text:style-name="T39">"Point1: "</text:span>, point1<text:span text:style-name="T5">)</text:span>;</text:p>
      <text:p text:style-name="P27"><text:s text:c="4"/><text:span text:style-name="T19">Echo</text:span><text:span text:style-name="T5">(</text:span><text:span text:style-name="T39">"Point2: "</text:span>, point2<text:span text:style-name="T5">)</text:span>;</text:p>
      <text:p text:style-name="P27"><text:s text:c="4"/></text:p>
      <text:p text:style-name="P27"><text:s text:c="4"/>rise <text:span text:style-name="T37">:=</text:span> point2[<text:span text:style-name="T7">2</text:span>] <text:span text:style-name="T5">-</text:span> point1[<text:span text:style-name="T7">2</text:span>];</text:p>
      <text:p text:style-name="P27"><text:s text:c="4"/></text:p>
      <text:p text:style-name="P27"><text:s text:c="4"/>run <text:span text:style-name="T37">:=</text:span> point2[<text:span text:style-name="T7">1</text:span>] <text:span text:style-name="T5">-</text:span> point1[<text:span text:style-name="T7">1</text:span>];</text:p>
      <text:p text:style-name="P27"><text:s text:c="4"/></text:p>
      <text:p text:style-name="P27"><text:s text:c="4"/><text:span text:style-name="T19">Echo</text:span><text:span text:style-name="T5">(</text:span><text:span text:style-name="T39">"Rise = Point2y - Point1y = "</text:span> : </text:p>
      <text:p text:style-name="P27"><text:s text:c="8"/><text:span text:style-name="T40">String</text:span><text:span text:style-name="T5">(</text:span>point2[<text:span text:style-name="T7">2</text:span>]<text:span text:style-name="T5">)</text:span>:<text:span text:style-name="T39">" - "</text:span>:</text:p>
      <text:p text:style-name="P27"><text:s text:c="8"/><text:span text:style-name="T40">String</text:span><text:span text:style-name="T5">(</text:span>point1[<text:span text:style-name="T7">2</text:span>]<text:span text:style-name="T5">)</text:span> :<text:span text:style-name="T39">" = "</text:span>, rise<text:span text:style-name="T5">)</text:span>;</text:p>
      <text:p text:style-name="P27"><text:s text:c="4"/><text:span text:style-name="T19">Echo</text:span><text:span text:style-name="T5">(</text:span><text:span text:style-name="T39">"Run = Point2x - Point1x = "</text:span> : </text:p>
      <text:p text:style-name="P27"><text:s text:c="8"/><text:span text:style-name="T40">String</text:span><text:span text:style-name="T5">(</text:span>point2[<text:span text:style-name="T7">1</text:span>]<text:span text:style-name="T5">)</text:span>:<text:span text:style-name="T39">" - "</text:span>:</text:p>
      <text:p text:style-name="P27"><text:s text:c="8"/><text:span text:style-name="T40">String</text:span><text:span text:style-name="T5">(</text:span>point1[<text:span text:style-name="T7">1</text:span>]<text:span text:style-name="T5">)</text:span> :<text:span text:style-name="T39">" = "</text:span>, run<text:span text:style-name="T5">)</text:span>;</text:p>
      <text:p text:style-name="P27"><text:s text:c="4"/><text:span text:style-name="T19">Echo</text:span><text:span text:style-name="T5">(</text:span><text:span text:style-name="T39">"Slope = rise/run = "</text:span>: </text:p>
      <text:p text:style-name="P27"><text:s text:c="8"/><text:span text:style-name="T40">String</text:span><text:span text:style-name="T5">(</text:span>rise<text:span text:style-name="T5">)</text:span> :<text:span text:style-name="T39">"/"</text:span>:</text:p>
      <text:p text:style-name="P27"><text:s text:c="12"/><text:span text:style-name="T40">String</text:span><text:span text:style-name="T5">(</text:span>run<text:span text:style-name="T5">)</text:span>: <text:span text:style-name="T39">" = ***"</text:span>:</text:p>
      <text:p text:style-name="P27"><text:s text:c="16"/><text:span text:style-name="T40">String</text:span><text:span text:style-name="T5">(</text:span>rise<text:span text:style-name="T5">/</text:span>run<text:span text:style-name="T5">)</text:span>:<text:span text:style-name="T39">"***"</text:span><text:span text:style-name="T5">)</text:span>;</text:p>
      <text:p text:style-name="P27"><text:s text:c="4"/></text:p>
      <text:p text:style-name="P27"><text:s text:c="4"/><text:span text:style-name="T19">NewLine</text:span><text:span text:style-name="T5">()</text:span>;</text:p>
      <text:p text:style-name="P27">];</text:p>
      <text:p text:style-name="P46"/>
      <text:p text:style-name="P62">%/mathpiper</text:p>
      <text:p text:style-name="P46"/>
      <text:p text:style-name="P27"><text:s text:c="4"/><text:span text:style-name="T20">%output,preserve="false"</text:span></text:p>
      <text:p text:style-name="P27"><text:s text:c="6"/><text:span text:style-name="T20">Result:</text:span> 8</text:p>
      <text:p text:style-name="P27"><text:s text:c="6"/></text:p>
      <text:p text:style-name="P27"><text:s text:c="6"/><text:span text:style-name="T31">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oft-page-break/><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4">. <text:s text:c="2"/><text:span text:style-name="T20">%/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text:soft-page-break/>Exercises</text:h>
      <text:p text:style-name="Text_20_body">For the following exercises, create a new MathRider worksheet file called <text:span text:style-name="T6">book_2_section_8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8"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7330846" text:style-name="L3">
        <text:list-item>
          <text:p text:style-name="P94"><text:span text:style-name="T6">Drawing Pad</text:span> - This is where graphic representations of mathematical objects are displayed. <text:s/>The drawing area is a two dimensional Cartesian coordinate system.</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4"><text:span text:style-name="T6">Input Text Area</text:span> - This text area enables GeoGebra commands to be entered one at a time.</text:p>
        </text:list-item>
        <text:list-item>
          <text:p text:style-name="P94"><text:span text:style-name="T6">Domain Axis</text:span> - The horizontal axis which is on the bottom of the drawing area. <text:s/>It is also referred to as the x axis.</text:p>
        </text:list-item>
        <text:list-item>
          <text:p text:style-name="P94"><text:span text:style-name="T6">Range Axis</text:span> - The vertical axis which is on the left side of the drawing area. <text:s/>It is also referred to as the y axis.</text:p>
        </text:list-item>
        <text:list-item>
          <text:p text:style-name="P94"><text:span text:style-name="T6">Undo, Redo, And Reset Buttons</text:span> - The undo and redo buttons simply undo and redo actions which have been performed in GeoGebra. <text:s/>The reset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4"><draw:frame draw:style-name="fr4" draw:name="graphics19" text:anchor-type="paragraph" svg:x="0.7752in" svg:y="-0.0161in" svg:width="0.4898in" svg:height="0.4898in" draw:z-index="67"><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I alpha - <text:date style:data-style-name="N37" text:date-value="2009-10-21T19:21:09.06">10/21/09</text:date><text:tab/>Exploring STEM<text:tab/><text:page-number text:select-page="current">92</text:page-number>/<text:page-count>13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0-21T19:21:08.96</dc:date>
    <meta:editing-cycles>704</meta:editing-cycles>
    <meta:editing-duration>PT405H55M55S</meta:editing-duration>
    <meta:document-statistic meta:table-count="23" meta:image-count="32" meta:object-count="114" meta:page-count="130" meta:paragraph-count="2560" meta:word-count="26838" meta:character-count="18281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